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family-generic="roman"/>
    <style:font-face style:name="Liberation Sans" svg:font-family="'Liberation Sans'" style:font-family-generic="swiss"/>
    <style:font-face style:name="Liberation Sans2"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fo:break-before="page" table:align="left"/>
    </style:style>
    <style:style style:name="Table1.A" style:family="table-column">
      <style:table-column-properties style:column-width="3.493cm"/>
    </style:style>
    <style:style style:name="Table1.B" style:family="table-column">
      <style:table-column-properties style:column-width="5.794cm"/>
    </style:style>
    <style:style style:name="Table1.C" style:family="table-column">
      <style:table-column-properties style:column-width="4.101cm"/>
    </style:style>
    <style:style style:name="Table1.D" style:family="table-column">
      <style:table-column-properties style:column-width="3.625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officeooo:rsid="0014268c" officeooo:paragraph-rsid="0014268c"/>
    </style:style>
    <style:style style:name="P2" style:family="paragraph" style:parent-style-name="Table_20_Contents">
      <style:text-properties fo:font-weight="bold" officeooo:rsid="0014268c" officeooo:paragraph-rsid="0014268c" style:font-weight-asian="bold" style:font-weight-complex="bold"/>
    </style:style>
    <style:style style:name="P3" style:family="paragraph" style:parent-style-name="Table_20_Contents">
      <style:text-properties officeooo:rsid="0014a25f" officeooo:paragraph-rsid="0014a25f"/>
    </style:style>
    <style:style style:name="P4" style:family="paragraph" style:parent-style-name="Table_20_Contents">
      <style:text-properties officeooo:rsid="0014a25f" officeooo:paragraph-rsid="001f175a"/>
    </style:style>
    <style:style style:name="P5" style:family="paragraph" style:parent-style-name="Table_20_Contents">
      <style:text-properties officeooo:rsid="0014b142" officeooo:paragraph-rsid="0014b142"/>
    </style:style>
    <style:style style:name="P6" style:family="paragraph" style:parent-style-name="Table_20_Contents">
      <style:text-properties officeooo:rsid="0016afad" officeooo:paragraph-rsid="0016afad"/>
    </style:style>
    <style:style style:name="P7" style:family="paragraph" style:parent-style-name="Table_20_Contents">
      <style:text-properties officeooo:rsid="0017c7c9" officeooo:paragraph-rsid="0017c7c9"/>
    </style:style>
    <style:style style:name="P8" style:family="paragraph" style:parent-style-name="Table_20_Contents">
      <style:text-properties officeooo:rsid="001a77eb" officeooo:paragraph-rsid="001a77eb"/>
    </style:style>
    <style:style style:name="P9" style:family="paragraph" style:parent-style-name="Table_20_Contents">
      <style:text-properties officeooo:rsid="001b73c9" officeooo:paragraph-rsid="001b73c9"/>
    </style:style>
    <style:style style:name="P10" style:family="paragraph" style:parent-style-name="Table_20_Contents">
      <style:text-properties officeooo:rsid="001df5d6" officeooo:paragraph-rsid="001fd4d9"/>
    </style:style>
    <style:style style:name="P11" style:family="paragraph" style:parent-style-name="Table_20_Contents">
      <style:text-properties officeooo:rsid="001fd4d9" officeooo:paragraph-rsid="001fd4d9"/>
    </style:style>
    <style:style style:name="P12" style:family="paragraph" style:parent-style-name="Table_20_Contents">
      <style:text-properties officeooo:rsid="0020ecc1" officeooo:paragraph-rsid="0020ecc1"/>
    </style:style>
    <style:style style:name="P13" style:family="paragraph" style:parent-style-name="Table_20_Contents">
      <style:text-properties officeooo:rsid="002280fc" officeooo:paragraph-rsid="002280fc"/>
    </style:style>
    <style:style style:name="P14" style:family="paragraph" style:parent-style-name="Table_20_Contents">
      <style:text-properties officeooo:rsid="00253449" officeooo:paragraph-rsid="00253449"/>
    </style:style>
    <style:style style:name="P15" style:family="paragraph" style:parent-style-name="Table_20_Contents">
      <style:text-properties officeooo:rsid="00296d75" officeooo:paragraph-rsid="00296d75"/>
    </style:style>
    <style:style style:name="P16" style:family="paragraph" style:parent-style-name="Table_20_Contents">
      <style:text-properties officeooo:rsid="00373ba0" officeooo:paragraph-rsid="00373ba0"/>
    </style:style>
    <style:style style:name="P17" style:family="paragraph" style:parent-style-name="Table_20_Contents">
      <style:text-properties officeooo:rsid="004035c6" officeooo:paragraph-rsid="004035c6"/>
    </style:style>
    <style:style style:name="P18" style:family="paragraph" style:parent-style-name="Table_20_Contents">
      <style:text-properties officeooo:rsid="0033fe00" officeooo:paragraph-rsid="0033fe00"/>
    </style:style>
    <style:style style:name="P19" style:family="paragraph" style:parent-style-name="Table_20_Contents">
      <style:text-properties officeooo:rsid="003914b0" officeooo:paragraph-rsid="003914b0"/>
    </style:style>
    <style:style style:name="P20" style:family="paragraph" style:parent-style-name="Table_20_Contents">
      <style:text-properties officeooo:rsid="00389e60" officeooo:paragraph-rsid="00389e60"/>
    </style:style>
    <style:style style:name="P21" style:family="paragraph" style:parent-style-name="Table_20_Contents">
      <style:text-properties officeooo:rsid="0041b423" officeooo:paragraph-rsid="0041b423"/>
    </style:style>
    <style:style style:name="P22" style:family="paragraph" style:parent-style-name="Table_20_Contents">
      <style:text-properties officeooo:rsid="0042dda9" officeooo:paragraph-rsid="0042dda9"/>
    </style:style>
    <style:style style:name="P23" style:family="paragraph" style:parent-style-name="Table_20_Contents">
      <style:text-properties officeooo:rsid="001ca60f" officeooo:paragraph-rsid="001ca60f"/>
    </style:style>
    <style:style style:name="P24" style:family="paragraph" style:parent-style-name="Table_20_Contents">
      <style:text-properties officeooo:rsid="00446d43" officeooo:paragraph-rsid="00446d43"/>
    </style:style>
    <style:style style:name="P25" style:family="paragraph" style:parent-style-name="Table_20_Contents">
      <style:text-properties officeooo:rsid="004672df" officeooo:paragraph-rsid="004672df"/>
    </style:style>
    <style:style style:name="P26" style:family="paragraph" style:parent-style-name="Table_20_Contents">
      <style:text-properties officeooo:rsid="0046d507" officeooo:paragraph-rsid="0046d507"/>
    </style:style>
    <style:style style:name="P27" style:family="paragraph" style:parent-style-name="Table_20_Contents">
      <style:text-properties officeooo:rsid="0048389d" officeooo:paragraph-rsid="0048389d"/>
    </style:style>
    <style:style style:name="P28" style:family="paragraph" style:parent-style-name="Table_20_Contents">
      <style:text-properties officeooo:rsid="004a4903" officeooo:paragraph-rsid="004a4903"/>
    </style:style>
    <style:style style:name="P29" style:family="paragraph" style:parent-style-name="Table_20_Contents">
      <style:text-properties officeooo:rsid="004a9b6e" officeooo:paragraph-rsid="004a9b6e"/>
    </style:style>
    <style:style style:name="P30" style:family="paragraph" style:parent-style-name="Table_20_Contents">
      <style:text-properties officeooo:rsid="004b54e6" officeooo:paragraph-rsid="004b54e6"/>
    </style:style>
    <style:style style:name="P31" style:family="paragraph" style:parent-style-name="Table_20_Contents">
      <style:text-properties officeooo:rsid="003e83e0" officeooo:paragraph-rsid="003e83e0"/>
    </style:style>
    <style:style style:name="P32" style:family="paragraph" style:parent-style-name="Table_20_Contents">
      <style:text-properties officeooo:rsid="004dec28" officeooo:paragraph-rsid="004dec28"/>
    </style:style>
    <style:style style:name="P33" style:family="paragraph" style:parent-style-name="Table_20_Contents">
      <style:text-properties officeooo:rsid="004fd89d" officeooo:paragraph-rsid="004fd89d"/>
    </style:style>
    <style:style style:name="P34" style:family="paragraph" style:parent-style-name="Table_20_Contents">
      <style:text-properties officeooo:rsid="00515867" officeooo:paragraph-rsid="00515867"/>
    </style:style>
    <style:style style:name="P35" style:family="paragraph" style:parent-style-name="Table_20_Contents">
      <style:text-properties officeooo:rsid="0062e6de" officeooo:paragraph-rsid="0062e6de"/>
    </style:style>
    <style:style style:name="P36" style:family="paragraph" style:parent-style-name="Table_20_Contents">
      <style:text-properties officeooo:rsid="0063f2d1" officeooo:paragraph-rsid="0063f2d1"/>
    </style:style>
    <style:style style:name="P37" style:family="paragraph" style:parent-style-name="Table_20_Contents">
      <style:text-properties officeooo:rsid="00682015" officeooo:paragraph-rsid="00682015"/>
    </style:style>
    <style:style style:name="P38" style:family="paragraph" style:parent-style-name="Table_20_Contents">
      <style:text-properties officeooo:rsid="006a34ec" officeooo:paragraph-rsid="006a34ec"/>
    </style:style>
    <style:style style:name="P39" style:family="paragraph" style:parent-style-name="Table_20_Contents">
      <style:text-properties officeooo:rsid="006ba254" officeooo:paragraph-rsid="006ba254"/>
    </style:style>
    <style:style style:name="P40" style:family="paragraph" style:parent-style-name="Table_20_Contents">
      <style:text-properties officeooo:rsid="00464553" officeooo:paragraph-rsid="00464553"/>
    </style:style>
    <style:style style:name="P41" style:family="paragraph" style:parent-style-name="Table_20_Contents">
      <style:text-properties officeooo:rsid="006bcc56" officeooo:paragraph-rsid="006bcc56"/>
    </style:style>
    <style:style style:name="P42" style:family="paragraph" style:parent-style-name="Standard">
      <style:text-properties officeooo:rsid="0014268c"/>
    </style:style>
    <style:style style:name="P43" style:family="paragraph" style:parent-style-name="Standard">
      <style:text-properties officeooo:rsid="0022cb1b" officeooo:paragraph-rsid="0022cb1b"/>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font-weight="bold" officeooo:rsid="0022cb1b" officeooo:paragraph-rsid="0022cb1b" style:font-weight-asian="bold" style:font-weight-complex="bold"/>
    </style:style>
    <style:style style:name="P46" style:family="paragraph" style:parent-style-name="Standard">
      <style:text-properties officeooo:rsid="002faf0b" officeooo:paragraph-rsid="002faf0b"/>
    </style:style>
    <style:style style:name="P47" style:family="paragraph" style:parent-style-name="Text_20_body">
      <style:text-properties officeooo:rsid="00296d75" officeooo:paragraph-rsid="00296d75"/>
    </style:style>
    <style:style style:name="P48" style:family="paragraph" style:parent-style-name="Text_20_body">
      <style:text-properties officeooo:rsid="002af4cb" officeooo:paragraph-rsid="002af4cb"/>
    </style:style>
    <style:style style:name="P49" style:family="paragraph" style:parent-style-name="Text_20_body">
      <style:text-properties officeooo:paragraph-rsid="00319fd8"/>
    </style:style>
    <style:style style:name="P50" style:family="paragraph" style:parent-style-name="Text_20_body">
      <style:text-properties officeooo:rsid="0032e4cf" officeooo:paragraph-rsid="0032e4cf"/>
    </style:style>
    <style:style style:name="P51" style:family="paragraph" style:parent-style-name="Text_20_body">
      <style:text-properties officeooo:paragraph-rsid="002c90bf"/>
    </style:style>
    <style:style style:name="P52" style:family="paragraph" style:parent-style-name="Text_20_body">
      <style:text-properties officeooo:rsid="003ec0ad" officeooo:paragraph-rsid="003ec0ad"/>
    </style:style>
    <style:style style:name="P53" style:family="paragraph" style:parent-style-name="Text_20_body">
      <style:text-properties officeooo:rsid="0058cbef" officeooo:paragraph-rsid="0059be70"/>
    </style:style>
    <style:style style:name="P54" style:family="paragraph" style:parent-style-name="Text_20_body">
      <style:text-properties officeooo:rsid="005eed29" officeooo:paragraph-rsid="005eed29"/>
    </style:style>
    <style:style style:name="P55" style:family="paragraph" style:parent-style-name="Text_20_body">
      <style:text-properties officeooo:rsid="0055c87c" officeooo:paragraph-rsid="0055c87c"/>
    </style:style>
    <style:style style:name="P56" style:family="paragraph" style:parent-style-name="Text_20_body">
      <style:text-properties officeooo:rsid="0065ff7d" officeooo:paragraph-rsid="0065ff7d"/>
    </style:style>
    <style:style style:name="P57" style:family="paragraph" style:parent-style-name="Text_20_body">
      <style:text-properties officeooo:rsid="00672103" officeooo:paragraph-rsid="00672103"/>
    </style:style>
    <style:style style:name="P58" style:family="paragraph" style:parent-style-name="Text_20_body">
      <style:text-properties officeooo:paragraph-rsid="006c7873"/>
    </style:style>
    <style:style style:name="P59" style:family="paragraph" style:parent-style-name="Text_20_body">
      <style:text-properties officeooo:rsid="006cfdba" officeooo:paragraph-rsid="006cfdba"/>
    </style:style>
    <style:style style:name="P60" style:family="paragraph" style:parent-style-name="Text_20_body">
      <style:text-properties officeooo:paragraph-rsid="0075b9a7"/>
    </style:style>
    <style:style style:name="P61" style:family="paragraph" style:parent-style-name="Text_20_body">
      <style:text-properties officeooo:rsid="00779dff" officeooo:paragraph-rsid="00779dff"/>
    </style:style>
    <style:style style:name="P62" style:family="paragraph" style:parent-style-name="Text_20_body">
      <style:text-properties officeooo:rsid="0078ad6d" officeooo:paragraph-rsid="0078ad6d"/>
    </style:style>
    <style:style style:name="P63" style:family="paragraph" style:parent-style-name="Text_20_body">
      <style:text-properties officeooo:paragraph-rsid="00779dff"/>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Heading_20_3">
      <style:text-properties officeooo:rsid="0022cb1b" officeooo:paragraph-rsid="0022cb1b"/>
    </style:style>
    <style:style style:name="P66" style:family="paragraph" style:parent-style-name="Heading_20_3">
      <style:text-properties officeooo:rsid="0032e4cf" officeooo:paragraph-rsid="0032e4cf"/>
    </style:style>
    <style:style style:name="P67" style:family="paragraph" style:parent-style-name="Heading_20_3">
      <style:text-properties officeooo:rsid="0065ff7d" officeooo:paragraph-rsid="0065ff7d"/>
    </style:style>
    <style:style style:name="P68" style:family="paragraph" style:parent-style-name="Heading_20_3">
      <style:text-properties officeooo:rsid="00319fd8" officeooo:paragraph-rsid="00319fd8"/>
    </style:style>
    <style:style style:name="P69" style:family="paragraph" style:parent-style-name="Heading_20_3">
      <style:text-properties officeooo:rsid="007178aa" officeooo:paragraph-rsid="007178aa"/>
    </style:style>
    <style:style style:name="P70" style:family="paragraph" style:parent-style-name="Heading_20_3">
      <style:text-properties officeooo:rsid="006c7873" officeooo:paragraph-rsid="006c7873"/>
    </style:style>
    <style:style style:name="P71" style:family="paragraph" style:parent-style-name="Heading_20_3">
      <style:text-properties officeooo:rsid="0055c87c" officeooo:paragraph-rsid="0055c87c"/>
    </style:style>
    <style:style style:name="P72" style:family="paragraph" style:parent-style-name="Heading_20_3">
      <style:text-properties officeooo:rsid="0075b9a7" officeooo:paragraph-rsid="0075b9a7"/>
    </style:style>
    <style:style style:name="P73" style:family="paragraph" style:parent-style-name="Heading_20_3">
      <style:text-properties officeooo:rsid="007d3d07" officeooo:paragraph-rsid="007d3d07"/>
    </style:style>
    <style:style style:name="P74" style:family="paragraph" style:parent-style-name="Heading_20_3">
      <style:paragraph-properties fo:break-before="page"/>
    </style:style>
    <style:style style:name="P75" style:family="paragraph" style:parent-style-name="Text_20_body" style:list-style-name="L1">
      <style:text-properties officeooo:rsid="0032e4cf" officeooo:paragraph-rsid="0032e4cf"/>
    </style:style>
    <style:style style:name="P76" style:family="paragraph" style:parent-style-name="Text_20_body" style:list-style-name="L2">
      <style:text-properties officeooo:rsid="00779dff" officeooo:paragraph-rsid="00779dff"/>
    </style:style>
    <style:style style:name="P77" style:family="paragraph" style:parent-style-name="Text_20_body" style:list-style-name="L2">
      <style:text-properties officeooo:rsid="0078ad6d" officeooo:paragraph-rsid="0078ad6d"/>
    </style:style>
    <style:style style:name="P78" style:family="paragraph" style:parent-style-name="Text_20_body" style:list-style-name="L3">
      <style:text-properties officeooo:rsid="006cfdba" officeooo:paragraph-rsid="006e58f8"/>
    </style:style>
    <style:style style:name="P79" style:family="paragraph" style:parent-style-name="Text_20_body" style:list-style-name="L3">
      <style:text-properties officeooo:rsid="006cfdba" officeooo:paragraph-rsid="006cfdba"/>
    </style:style>
    <style:style style:name="P80" style:family="paragraph" style:parent-style-name="Text_20_body">
      <style:text-properties officeooo:paragraph-rsid="0022cb1b"/>
    </style:style>
    <style:style style:name="P81" style:family="paragraph" style:parent-style-name="Text_20_body">
      <style:text-properties officeooo:paragraph-rsid="0075b9a7"/>
    </style:style>
    <style:style style:name="P82" style:family="paragraph" style:parent-style-name="Text_20_body">
      <style:text-properties officeooo:rsid="007b8328" officeooo:paragraph-rsid="007b8328"/>
    </style:style>
    <style:style style:name="P83" style:family="paragraph" style:parent-style-name="Text_20_body" style:list-style-name="L4">
      <style:text-properties officeooo:rsid="007b8328" officeooo:paragraph-rsid="007b8328"/>
    </style:style>
    <style:style style:name="P84" style:family="paragraph" style:parent-style-name="Text_20_body">
      <style:text-properties officeooo:rsid="007178aa" officeooo:paragraph-rsid="007178aa"/>
    </style:style>
    <style:style style:name="P85" style:family="paragraph" style:parent-style-name="Text_20_body">
      <style:text-properties officeooo:rsid="007c61f1" officeooo:paragraph-rsid="007c61f1"/>
    </style:style>
    <style:style style:name="P86" style:family="paragraph" style:parent-style-name="Text_20_body">
      <style:text-properties officeooo:paragraph-rsid="007c61f1"/>
    </style:style>
    <style:style style:name="P87" style:family="paragraph" style:parent-style-name="Text_20_body">
      <style:text-properties officeooo:rsid="007c73e8" officeooo:paragraph-rsid="007c73e8"/>
    </style:style>
    <style:style style:name="P88" style:family="paragraph" style:parent-style-name="Text_20_body">
      <style:text-properties officeooo:rsid="007d3d07" officeooo:paragraph-rsid="007d3d07"/>
    </style:style>
    <style:style style:name="P89" style:family="paragraph" style:parent-style-name="Text_20_body">
      <style:text-properties officeooo:rsid="007df9cb" officeooo:paragraph-rsid="007df9cb"/>
    </style:style>
    <style:style style:name="P9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style>
    <style:style style:name="P9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4a25f"/>
    </style:style>
    <style:style style:name="T2" style:family="text">
      <style:text-properties officeooo:rsid="0019ba44"/>
    </style:style>
    <style:style style:name="T3" style:family="text">
      <style:text-properties officeooo:rsid="001e0f7e"/>
    </style:style>
    <style:style style:name="T4" style:family="text">
      <style:text-properties officeooo:rsid="002383f8"/>
    </style:style>
    <style:style style:name="T5" style:family="text">
      <style:text-properties officeooo:rsid="00296d75"/>
    </style:style>
    <style:style style:name="T6" style:family="text">
      <style:text-properties officeooo:rsid="002c90bf"/>
    </style:style>
    <style:style style:name="T7" style:family="text">
      <style:text-properties officeooo:rsid="002d7de6"/>
    </style:style>
    <style:style style:name="T8" style:family="text">
      <style:text-properties officeooo:rsid="0032e4cf"/>
    </style:style>
    <style:style style:name="T9" style:family="text">
      <style:text-properties officeooo:rsid="00359d88"/>
    </style:style>
    <style:style style:name="T10" style:family="text">
      <style:text-properties officeooo:rsid="003664d2"/>
    </style:style>
    <style:style style:name="T11" style:family="text">
      <style:text-properties officeooo:rsid="004672df"/>
    </style:style>
    <style:style style:name="T12" style:family="text">
      <style:text-properties officeooo:rsid="0048389d"/>
    </style:style>
    <style:style style:name="T13" style:family="text">
      <style:text-properties officeooo:rsid="004909e1"/>
    </style:style>
    <style:style style:name="T14" style:family="text">
      <style:text-properties officeooo:rsid="0051d220"/>
    </style:style>
    <style:style style:name="T15" style:family="text">
      <style:text-properties officeooo:rsid="0059be70"/>
    </style:style>
    <style:style style:name="T16" style:family="text">
      <style:text-properties officeooo:rsid="005b4daf"/>
    </style:style>
    <style:style style:name="T17" style:family="text">
      <style:text-properties officeooo:rsid="00616fd2"/>
    </style:style>
    <style:style style:name="T18" style:family="text">
      <style:text-properties officeooo:rsid="0065c6a3"/>
    </style:style>
    <style:style style:name="T19" style:family="text">
      <style:text-properties officeooo:rsid="006c7873"/>
    </style:style>
    <style:style style:name="T20" style:family="text">
      <style:text-properties officeooo:rsid="006e58f8"/>
    </style:style>
    <style:style style:name="T21" style:family="text">
      <style:text-properties officeooo:rsid="00730b67"/>
    </style:style>
    <style:style style:name="T22" style:family="text">
      <style:text-properties officeooo:rsid="00749927"/>
    </style:style>
    <style:style style:name="T23" style:family="text">
      <style:text-properties officeooo:rsid="00767ba5"/>
    </style:style>
    <style:style style:name="T24" style:family="text">
      <style:text-properties officeooo:rsid="00705fc7"/>
    </style:style>
    <style:style style:name="T25" style:family="text">
      <style:text-properties officeooo:rsid="0078ad6d"/>
    </style:style>
    <style:style style:name="T26" style:family="text">
      <style:text-properties officeooo:rsid="007a5f72"/>
    </style:style>
    <style:style style:name="T27" style:family="text">
      <style:text-properties officeooo:rsid="007c4c31"/>
    </style:style>
    <style:style style:name="T28" style:family="text">
      <style:text-properties officeooo:rsid="007c61f1"/>
    </style:style>
    <style:style style:name="T29" style:family="text">
      <style:text-properties officeooo:rsid="007c73e8"/>
    </style:style>
    <style:style style:name="T30" style:family="text">
      <style:text-properties officeooo:rsid="007df9cb"/>
    </style:style>
    <style:style style:name="T31" style:family="text">
      <style:text-properties fo:font-variant="normal" fo:text-transform="none" style:use-window-font-color="true" style:text-outline="false" style:text-line-through-style="none" style:text-line-through-type="none" style:font-name="Liberation Sans2"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33cm" fo:min-width="3.681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31cm" fo:min-width="3.681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35cm" fo:min-width="3.68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3"><text:bookmark-start text:name="__RefHeading___Toc793_4125387974"/>Kitten on the Tracks<text:bookmark-end text:name="__RefHeading___Toc793_412538797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793_4125387974" text:style-name="Index_20_Link" text:visited-style-name="Index_20_Link">Kitten on the Tracks<text:tab/>1</text:a></text:p>
          <text:p text:style-name="P64"><text:a xlink:type="simple" xlink:href="#__RefHeading___Toc795_4125387974" text:style-name="Index_20_Link" text:visited-style-name="Index_20_Link">Data Model<text:tab/>2</text:a></text:p>
          <text:p text:style-name="P64"><text:a xlink:type="simple" xlink:href="#__RefHeading___Toc797_4125387974" text:style-name="Index_20_Link" text:visited-style-name="Index_20_Link">Data model (Incidents)<text:tab/>3</text:a></text:p>
          <text:p text:style-name="P64"><text:a xlink:type="simple" xlink:href="#__RefHeading___Toc799_4125387974" text:style-name="Index_20_Link" text:visited-style-name="Index_20_Link">Game levels<text:tab/>5</text:a></text:p>
          <text:p text:style-name="P64"><text:a xlink:type="simple" xlink:href="#__RefHeading___Toc801_4125387974" text:style-name="Index_20_Link" text:visited-style-name="Index_20_Link">Interaction<text:tab/>6</text:a></text:p>
          <text:p text:style-name="P64"><text:a xlink:type="simple" xlink:href="#__RefHeading___Toc803_4125387974" text:style-name="Index_20_Link" text:visited-style-name="Index_20_Link">Team play<text:tab/>6</text:a></text:p>
          <text:p text:style-name="P64"><text:a xlink:type="simple" xlink:href="#__RefHeading___Toc805_4125387974" text:style-name="Index_20_Link" text:visited-style-name="Index_20_Link">Tutorial<text:tab/>7</text:a></text:p>
          <text:p text:style-name="P64"><text:a xlink:type="simple" xlink:href="#__RefHeading___Toc807_4125387974" text:style-name="Index_20_Link" text:visited-style-name="Index_20_Link">Business rules<text:tab/>7</text:a></text:p>
          <text:p text:style-name="P64"><text:a xlink:type="simple" xlink:href="#__RefHeading___Toc823_4125387974" text:style-name="Index_20_Link" text:visited-style-name="Index_20_Link">Incident rates<text:tab/>7</text:a></text:p>
          <text:p text:style-name="P64"><text:a xlink:type="simple" xlink:href="#__RefHeading___Toc809_4125387974" text:style-name="Index_20_Link" text:visited-style-name="Index_20_Link">Incident and Response Impacts<text:tab/>8</text:a></text:p>
          <text:p text:style-name="P64"><text:a xlink:type="simple" xlink:href="#__RefHeading___Toc825_4125387974" text:style-name="Index_20_Link" text:visited-style-name="Index_20_Link">Passengers<text:tab/>8</text:a></text:p>
          <text:p text:style-name="P64"><text:a xlink:type="simple" xlink:href="#__RefHeading___Toc811_4125387974" text:style-name="Index_20_Link" text:visited-style-name="Index_20_Link">JSON<text:tab/>8</text:a></text:p>
          <text:p text:style-name="P64"><text:a xlink:type="simple" xlink:href="#__RefHeading___Toc813_4125387974" text:style-name="Index_20_Link" text:visited-style-name="Index_20_Link">Display<text:tab/>9</text:a></text:p>
          <text:p text:style-name="P64"><text:a xlink:type="simple" xlink:href="#__RefHeading___Toc815_4125387974" text:style-name="Index_20_Link" text:visited-style-name="Index_20_Link">Performance<text:tab/>9</text:a></text:p>
          <text:p text:style-name="P64"><text:a xlink:type="simple" xlink:href="#__RefHeading___Toc817_4125387974" text:style-name="Index_20_Link" text:visited-style-name="Index_20_Link">Ts &amp; Cs<text:tab/>9</text:a></text:p>
          <text:p text:style-name="P64"><text:a xlink:type="simple" xlink:href="#__RefHeading___Toc819_4125387974" text:style-name="Index_20_Link" text:visited-style-name="Index_20_Link">Help<text:tab/>9</text:a></text:p>
          <text:p text:style-name="P64"><text:a xlink:type="simple" xlink:href="#__RefHeading___Toc821_4125387974" text:style-name="Index_20_Link" text:visited-style-name="Index_20_Link">References<text:tab/>10</text:a></text:p>
        </text:index-body>
      </text:table-of-content>
      <text:p text:style-name="P80"/>
      <text:h text:style-name="Heading_20_3" text:outline-level="3"><text:bookmark-start text:name="__RefHeading___Toc795_4125387974"/><text:soft-page-break/>Data Model<text:bookmark-end text:name="__RefHeading___Toc795_4125387974"/></text:h>
      <text:p text:style-name="Text_20_body"><draw:frame draw:style-name="fr1" draw:name="Object1" text:anchor-type="paragraph" svg:width="15.896cm" svg:height="23.509cm" draw:z-index="1"><draw:object xlink:href="./Object 1" xlink:type="simple" xlink:show="embed" xlink:actuate="onLoad"/><draw:image xlink:href="./ObjectReplacements/Object 1" xlink:type="simple" xlink:show="embed" xlink:actuate="onLoad"/></draw:frame></text:p>
      <text:h text:style-name="P74" text:outline-level="3"><text:bookmark-start text:name="__RefHeading___Toc797_4125387974"/>Data model <text:span text:style-name="T18">(Incidents)</text:span><text:bookmark-end text:name="__RefHeading___Toc797_4125387974"/></text:h>
      <text:p text:style-name="Text_20_body"><draw:g text:anchor-type="paragraph" draw:z-index="0" draw:name="Shape2" draw:style-name="gr1"><draw:g draw:style-name="gr2" xml:id="id2" draw:id="id2"><draw:custom-shape draw:style-name="gr3" draw:text-style-name="P91" svg:width="4.183cm" svg:height="0.884cm" svg:x="2.341cm" svg:y="3.198cm"><text:p text:style-name="P90"><text:span text:style-name="T31">IncidentType</text:span></text:p><draw:enhanced-geometry svg:viewBox="0 0 21600 21600" draw:type="rectangle" draw:enhanced-path="M 0 0 L 21600 0 21600 21600 0 21600 0 0 Z N"/></draw:custom-shape><draw:custom-shape draw:style-name="gr3" draw:text-style-name="P91" svg:width="4.183cm" svg:height="0.884cm" svg:x="2.341cm" svg:y="4.082cm"><text:p text:style-name="P90"><text:span text:style-name="T32">(data)</text:span></text:p><draw:enhanced-geometry svg:viewBox="0 0 21600 21600" draw:type="rectangle" draw:enhanced-path="M 0 0 L 21600 0 21600 21600 0 21600 0 0 Z N"/></draw:custom-shape><draw:custom-shape draw:style-name="gr3" draw:text-style-name="P91" svg:width="4.183cm" svg:height="0.884cm" svg:x="2.341cm" svg:y="4.966cm"><text:p text:style-name="P90"><text:span text:style-name="T32">(methods)</text:span></text:p><draw:enhanced-geometry svg:viewBox="0 0 21600 21600" draw:type="rectangle" draw:enhanced-path="M 0 0 L 21600 0 21600 21600 0 21600 0 0 Z N"/></draw:custom-shape></draw:g><draw:g draw:style-name="gr2" xml:id="id3" draw:id="id3"><draw:custom-shape draw:style-name="gr3" draw:text-style-name="P91" svg:width="4.183cm" svg:height="0.884cm" svg:x="2.741cm" svg:y="10.998cm"><text:p text:style-name="P90"><text:span text:style-name="T31">Response</text:span></text:p><draw:enhanced-geometry svg:viewBox="0 0 21600 21600" draw:type="rectangle" draw:enhanced-path="M 0 0 L 21600 0 21600 21600 0 21600 0 0 Z N"/></draw:custom-shape><draw:custom-shape draw:style-name="gr3" draw:text-style-name="P91" svg:width="4.183cm" svg:height="0.884cm" svg:x="2.741cm" svg:y="11.882cm"><text:p text:style-name="P90"><text:span text:style-name="T32">(data)</text:span></text:p><draw:enhanced-geometry svg:viewBox="0 0 21600 21600" draw:type="rectangle" draw:enhanced-path="M 0 0 L 21600 0 21600 21600 0 21600 0 0 Z N"/></draw:custom-shape><draw:custom-shape draw:style-name="gr3" draw:text-style-name="P91" svg:width="4.183cm" svg:height="0.884cm" svg:x="2.741cm" svg:y="12.766cm"><text:p text:style-name="P90"><text:span text:style-name="T32">(methods)</text:span></text:p><draw:enhanced-geometry svg:viewBox="0 0 21600 21600" draw:type="rectangle" draw:enhanced-path="M 0 0 L 21600 0 21600 21600 0 21600 0 0 Z N"/></draw:custom-shape></draw:g><draw:g draw:style-name="gr2" xml:id="id5" draw:id="id5"><draw:custom-shape draw:style-name="gr3" draw:text-style-name="P91" svg:width="4.183cm" svg:height="0.884cm" svg:x="11.64cm" svg:y="6.899cm"><text:p text:style-name="P90"><text:span text:style-name="T31">Incident</text:span></text:p><draw:enhanced-geometry svg:viewBox="0 0 21600 21600" draw:type="rectangle" draw:enhanced-path="M 0 0 L 21600 0 21600 21600 0 21600 0 0 Z N"/></draw:custom-shape><draw:custom-shape draw:style-name="gr3" draw:text-style-name="P91" svg:width="4.183cm" svg:height="0.884cm" svg:x="11.64cm" svg:y="7.783cm"><text:p text:style-name="P90"><text:span text:style-name="T32">(data)</text:span></text:p><draw:enhanced-geometry svg:viewBox="0 0 21600 21600" draw:type="rectangle" draw:enhanced-path="M 0 0 L 21600 0 21600 21600 0 21600 0 0 Z N"/></draw:custom-shape><draw:custom-shape draw:style-name="gr4" draw:text-style-name="P91" svg:width="4.183cm" svg:height="0.883cm" svg:x="11.64cm" svg:y="8.666cm"><text:p text:style-name="P90"><text:span text:style-name="T32">(methods)</text:span></text:p><draw:enhanced-geometry svg:viewBox="0 0 21600 21600" draw:type="rectangle" draw:enhanced-path="M 0 0 L 21600 0 21600 21600 0 21600 0 0 Z N"/></draw:custom-shape></draw:g><draw:g draw:style-name="gr2" xml:id="id6" draw:id="id6"><draw:custom-shape draw:style-name="gr4" draw:text-style-name="P91" svg:width="4.183cm" svg:height="0.883cm" svg:x="3.341cm" svg:y="6.999cm"><text:p text:style-name="P90"><text:span text:style-name="T31">Impact</text:span></text:p><draw:enhanced-geometry svg:viewBox="0 0 21600 21600" draw:type="rectangle" draw:enhanced-path="M 0 0 L 21600 0 21600 21600 0 21600 0 0 Z N"/></draw:custom-shape><draw:custom-shape draw:style-name="gr5" draw:text-style-name="P91" svg:width="4.183cm" svg:height="0.886cm" svg:x="3.341cm" svg:y="7.881cm"><text:p text:style-name="P90"><text:span text:style-name="T32">(data)</text:span></text:p><draw:enhanced-geometry svg:viewBox="0 0 21600 21600" draw:type="rectangle" draw:enhanced-path="M 0 0 L 21600 0 21600 21600 0 21600 0 0 Z N"/></draw:custom-shape><draw:custom-shape draw:style-name="gr4" draw:text-style-name="P91" svg:width="4.183cm" svg:height="0.883cm" svg:x="3.341cm" svg:y="8.767cm"><text:p text:style-name="P90"><text:span text:style-name="T32">(methods)</text:span></text:p><draw:enhanced-geometry svg:viewBox="0 0 21600 21600" draw:type="rectangle" draw:enhanced-path="M 0 0 L 21600 0 21600 21600 0 21600 0 0 Z N"/></draw:custom-shape></draw:g><draw:frame draw:style-name="gr6" draw:text-style-name="P93" xml:id="id1" draw:id="id1" svg:width="3.8cm" svg:height="1.714cm" svg:x="2.468cm" svg:y="0.212cm"><draw:text-box><text:p text:style-name="P92"><text:span text:style-name="T33">(Network,</text:span></text:p><text:p text:style-name="P92"><text:span text:style-name="T33">Game)</text:span></text:p></draw:text-box></draw:frame><draw:frame draw:style-name="gr7" draw:text-style-name="P93" xml:id="id4" draw:id="id4" svg:width="3.8cm" svg:height="0.983cm" svg:x="11.868cm" svg:y="2.212cm"><draw:text-box><text:p text:style-name="P92"><text:span text:style-name="T33">Line</text:span></text:p></draw:text-box></draw:frame><draw:connector draw:style-name="gr8" draw:text-style-name="P94" draw:type="line" svg:x1="4.368cm" svg:y1="1.925cm" svg:x2="4.432cm" svg:y2="3.199cm" draw:start-shape="id1" draw:start-glue-point="2" draw:end-shape="id2" draw:end-glue-point="0" svg:d="M4368 1925l64 1274" svg:viewBox="0 0 65 1275"><text:p/></draw:connector><draw:connector draw:style-name="gr8" draw:text-style-name="P94" draw:line-skew="-1.234cm" svg:x1="2.468cm" svg:y1="1.067cm" svg:x2="2.741cm" svg:y2="12.323cm" draw:start-shape="id1" draw:start-glue-point="3" draw:end-shape="id3" draw:end-glue-point="3" svg:d="M2468 1067h-1734v11256h2007" svg:viewBox="0 0 2009 11257"><text:p/></draw:connector><draw:connector draw:style-name="gr8" draw:text-style-name="P94" draw:type="line" svg:x1="13.767cm" svg:y1="3.195cm" svg:x2="13.73cm" svg:y2="6.9cm" draw:start-shape="id4" draw:start-glue-point="2" draw:end-shape="id5" draw:end-glue-point="0" svg:d="M13767 3195l-37 3705" svg:viewBox="0 0 39 3706"><text:p/></draw:connector><draw:connector draw:style-name="gr8" draw:text-style-name="P94" draw:type="line" svg:x1="4.832cm" svg:y1="10.999cm" svg:x2="5.432cm" svg:y2="9.649cm" draw:start-shape="id3" draw:start-glue-point="0" draw:end-shape="id6" svg:d="M4832 10999l600-1350" svg:viewBox="0 0 601 1351"><text:p/></draw:connector><draw:connector draw:style-name="gr8" draw:text-style-name="P94" draw:type="line" svg:x1="4.431cm" svg:y1="5.849cm" svg:x2="5.431cm" svg:y2="6.999cm" draw:start-shape="id2" draw:start-glue-point="2" draw:end-shape="id6" draw:end-glue-point="0" svg:d="M4431 5849l1000 1150" svg:viewBox="0 0 1002 1152"><text:p/></draw:connector><draw:connector draw:style-name="gr8" draw:text-style-name="P94" draw:type="line" svg:x1="6.523cm" svg:y1="4.523cm" svg:x2="11.64cm" svg:y2="8.223cm" draw:start-shape="id2" draw:start-glue-point="1" draw:end-shape="id5" draw:end-glue-point="3" svg:d="M6523 4523l5117 3700" svg:viewBox="0 0 5119 3702"><text:p/></draw:connector><draw:connector draw:style-name="gr8" draw:text-style-name="P94" draw:type="line" svg:x1="6.923cm" svg:y1="12.324cm" svg:x2="11.64cm" svg:y2="8.224cm" draw:start-shape="id3" draw:start-glue-point="1" draw:end-shape="id5" draw:end-glue-point="3" svg:d="M6923 12324l4717-4100" svg:viewBox="0 0 4718 4101"><text:p/></draw:connector><draw:connector draw:style-name="gr8" draw:text-style-name="P94" draw:type="line" svg:x1="7.523cm" svg:y1="8.325cm" svg:x2="11.64cm" svg:y2="8.224cm" draw:start-shape="id6" draw:start-glue-point="1" draw:end-shape="id5" draw:end-glue-point="3" svg:d="M7523 8325l4117-101" svg:viewBox="0 0 4119 102"><text:p/></draw:connector></draw:g></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Entity</text:p>
          </table:table-cell>
          <table:table-cell table:style-name="Table1.A1" office:value-type="string">
            <text:p text:style-name="P2">Attributes</text:p>
          </table:table-cell>
          <table:table-cell table:style-name="Table1.A1" office:value-type="string">
            <text:p text:style-name="P2">Methods</text:p>
          </table:table-cell>
          <table:table-cell table:style-name="Table1.D1" office:value-type="string">
            <text:p text:style-name="P2">Links</text:p>
          </table:table-cell>
        </table:table-row>
        <table:table-row table:style-name="Table1.1">
          <table:table-cell table:style-name="Table1.A2" office:value-type="string">
            <text:p text:style-name="P1">User</text:p>
          </table:table-cell>
          <table:table-cell table:style-name="Table1.A2" office:value-type="string">
            <text:p text:style-name="P15">Last seen</text:p>
          </table:table-cell>
          <table:table-cell table:style-name="Table1.A2" office:value-type="string">
            <text:p text:style-name="P3">CRUD</text:p>
          </table:table-cell>
          <table:table-cell table:style-name="Table1.D2" office:value-type="string">
            <text:p text:style-name="P17">Teams</text:p>
          </table:table-cell>
        </table:table-row>
        <table:table-row table:style-name="Table1.1">
          <table:table-cell table:style-name="Table1.A2" office:value-type="string">
            <text:p text:style-name="P1">Team</text:p>
          </table:table-cell>
          <table:table-cell table:style-name="Table1.A2" office:value-type="string">
            <text:p text:style-name="P1">Name</text:p>
            <text:p text:style-name="P3">Quorum?</text:p>
            <text:p text:style-name="P3">Logo</text:p>
            <text:p text:style-name="P15">Last seen</text:p>
            <text:p text:style-name="P18">Max level</text:p>
          </table:table-cell>
          <table:table-cell table:style-name="Table1.A2" office:value-type="string">
            <text:p text:style-name="P3">CRUD</text:p>
            <text:p text:style-name="P3">Add/Remove user</text:p>
            <text:p text:style-name="P3"/>
          </table:table-cell>
          <table:table-cell table:style-name="Table1.D2" office:value-type="string">
            <text:p text:style-name="P1">Users</text:p>
            <text:p text:style-name="P1">Games</text:p>
            <text:p text:style-name="P17">Networks</text:p>
          </table:table-cell>
        </table:table-row>
        <table:table-row table:style-name="Table1.1">
          <table:table-cell table:style-name="Table1.A2" office:value-type="string">
            <text:p text:style-name="P41">Invitation</text:p>
          </table:table-cell>
          <table:table-cell table:style-name="Table1.A2" office:value-type="string">
            <text:p text:style-name="P41">Invited by</text:p>
            <text:p text:style-name="P41">Password</text:p>
            <text:p text:style-name="P41">Invitation issued (date)</text:p>
          </table:table-cell>
          <table:table-cell table:style-name="Table1.A2" office:value-type="string">
            <text:p text:style-name="P3"/>
          </table:table-cell>
          <table:table-cell table:style-name="Table1.D2" office:value-type="string">
            <text:p text:style-name="P41">User</text:p>
            <text:p text:style-name="P41">Team</text:p>
          </table:table-cell>
        </table:table-row>
        <table:table-row table:style-name="Table1.1">
          <table:table-cell table:style-name="Table1.A2" office:value-type="string">
            <text:p text:style-name="P1">Network</text:p>
          </table:table-cell>
          <table:table-cell table:style-name="Table1.A2" office:value-type="string">
            <text:p text:style-name="P1">Map (Station position)</text:p>
            <text:p text:style-name="P1">Font</text:p>
            <text:p text:style-name="P14">logo &amp; name</text:p>
            <text:p text:style-name="P1"><text:span text:style-name="T1">Default </text:span>Settings</text:p>
            <text:p text:style-name="P14">Min. level to play</text:p>
            <text:p text:style-name="P15">Last use</text:p>
          </table:table-cell>
          <table:table-cell table:style-name="Table1.A2" office:value-type="string">
            <text:p text:style-name="P1">Create</text:p>
            <text:p text:style-name="P1">Edit</text:p>
            <text:p text:style-name="P16">Save [As]</text:p>
            <text:p text:style-name="P1">Delete</text:p>
          </table:table-cell>
          <table:table-cell table:style-name="Table1.D2" office:value-type="string">
            <text:p text:style-name="P1">Team (owner)</text:p>
            <text:p text:style-name="P1">Line<text:span text:style-name="T11">Template</text:span>s</text:p>
            <text:p text:style-name="P22">GameTemplate</text:p>
            <text:p text:style-name="P1">IncidentTypes</text:p>
            <text:p text:style-name="P1">ResponseTypes</text:p>
            <text:p text:style-name="P1">ResponseOptions</text:p>
            <text:p text:style-name="P1">Impacts</text:p>
            <text:p text:style-name="P1">ImpactTypes</text:p>
            <text:p text:style-name="P9">PassengerProfile</text:p>
          </table:table-cell>
        </table:table-row>
        <table:table-row table:style-name="Table1.1">
          <table:table-cell table:style-name="Table1.A2" office:value-type="string">
            <text:p text:style-name="P21">LineTemplate</text:p>
          </table:table-cell>
          <table:table-cell table:style-name="Table1.A2" office:value-type="string">
            <text:p text:style-name="P3"/>
          </table:table-cell>
          <table:table-cell table:style-name="Table1.A2" office:value-type="string">
            <text:p text:style-name="P25">Instantiate</text:p>
          </table:table-cell>
          <table:table-cell table:style-name="Table1.D2" office:value-type="string">
            <text:p text:style-name="P21">Network</text:p>
            <text:p text:style-name="P22">Place<text:span text:style-name="T11">Template</text:span></text:p>
          </table:table-cell>
        </table:table-row>
        <table:table-row table:style-name="Table1.1">
          <table:table-cell table:style-name="Table1.A2" office:value-type="string">
            <text:p text:style-name="P22">GameTemplate</text:p>
          </table:table-cell>
          <table:table-cell table:style-name="Table1.A2" office:value-type="string">
            <text:p text:style-name="P15"/>
          </table:table-cell>
          <table:table-cell table:style-name="Table1.A2" office:value-type="string">
            <text:p text:style-name="P25">Instantiate</text:p>
          </table:table-cell>
          <table:table-cell table:style-name="Table1.D2" office:value-type="string">
            <text:p text:style-name="P25">Network</text:p>
            <text:p text:style-name="P22">Features</text:p>
          </table:table-cell>
        </table:table-row>
        <table:table-row table:style-name="Table1.1">
          <table:table-cell table:style-name="Table1.A2" office:value-type="string">
            <text:p text:style-name="P20">Feature</text:p>
          </table:table-cell>
          <table:table-cell table:style-name="Table1.A2" office:value-type="string">
            <text:p text:style-name="P20">Features available vs game level.e.g. staff, maintenance, incidents, network, £, franchises, passengers</text:p>
          </table:table-cell>
          <table:table-cell table:style-name="Table1.A2" office:value-type="string">
            <text:p text:style-name="P1"/>
          </table:table-cell>
          <table:table-cell table:style-name="Table1.D2" office:value-type="string">
            <text:p text:style-name="P19">Level</text:p>
            <text:p text:style-name="P19">Network</text:p>
          </table:table-cell>
        </table:table-row>
        <table:table-row table:style-name="Table1.1">
          <table:table-cell table:style-name="Table1.A2" office:value-type="string">
            <text:p text:style-name="P1">Game</text:p>
          </table:table-cell>
          <table:table-cell table:style-name="Table1.A2" office:value-type="string">
            <text:p text:style-name="P1">Level (Beginner/Expert)</text:p>
            <text:p text:style-name="P1">Dashboard<text:span text:style-name="T1">(s)</text:span></text:p>
            <text:p text:style-name="P4">Profit &amp; profit forecast</text:p>
            <text:p text:style-name="P4">Passenger statistics</text:p>
            <text:p text:style-name="P15">Last use</text:p>
          </table:table-cell>
          <table:table-cell table:style-name="Table1.A2" office:value-type="string">
            <text:p text:style-name="P1">Start/<text:span text:style-name="T3">Restart</text:span></text:p>
            <text:p text:style-name="P1">Save</text:p>
            <text:p text:style-name="P1">Delete</text:p>
            <text:p text:style-name="P1">Customise <text:span text:style-name="T2">network (daily)</text:span></text:p>
            <text:p text:style-name="P10">Customise incidents</text:p>
            <text:p text:style-name="P11">and adjust likelihoods (daily)</text:p>
            <text:p text:style-name="P1">Operate network (each round)</text:p>
            <text:p text:style-name="P1">View Dashboard</text:p>
          </table:table-cell>
          <table:table-cell table:style-name="Table1.D2" office:value-type="string">
            <text:p text:style-name="P22">Team<text:span text:style-name="T12">s</text:span></text:p>
            <text:p text:style-name="P22">Lines</text:p>
            <text:p text:style-name="P37">IncidentTypes</text:p>
            <text:p text:style-name="P4">Incidents</text:p>
            <text:p text:style-name="P3"/>
            <text:p text:style-name="P3"/>
          </table:table-cell>
        </table:table-row>
        <table:table-row table:style-name="Table1.1">
          <table:table-cell table:style-name="Table1.A2" office:value-type="string">
            <text:p text:style-name="P26">PlaceTemplate</text:p>
          </table:table-cell>
          <table:table-cell table:style-name="Table1.A2" office:value-type="string">
            <text:p text:style-name="P26">Sequence</text:p>
            <text:p text:style-name="P26">Type (station/track/depot)</text:p>
          </table:table-cell>
          <table:table-cell table:style-name="Table1.A2" office:value-type="string">
            <text:p text:style-name="P26">Instantiate</text:p>
          </table:table-cell>
          <table:table-cell table:style-name="Table1.D2" office:value-type="string">
            <text:p text:style-name="P26">Line<text:span text:style-name="T13">Template</text:span></text:p>
          </table:table-cell>
        </table:table-row>
        <table:table-row table:style-name="Table1.1">
          <table:table-cell table:style-name="Table1.A2" office:value-type="string">
            <text:p text:style-name="P3">Line</text:p>
          </table:table-cell>
          <table:table-cell table:style-name="Table1.A2" office:value-type="string">
            <text:p text:style-name="P3">Name</text:p>
            <text:p text:style-name="P3">Reputation</text:p>
            <text:p text:style-name="P3">Line style / colour</text:p>
            <text:p text:style-name="P3">Train icon</text:p>
            <text:p text:style-name="P31">Direction name (up/down)</text:p>
            <text:p text:style-name="P34">Team (o<text:span text:style-name="T14">perator</text:span>)</text:p>
          </table:table-cell>
          <table:table-cell table:style-name="Table1.A2" office:value-type="string">
            <text:p text:style-name="P3">Move trains</text:p>
          </table:table-cell>
          <table:table-cell table:style-name="Table1.D2" office:value-type="string">
            <text:p text:style-name="P27">Game</text:p>
            <text:p text:style-name="P3">Trains</text:p>
            <text:p text:style-name="P3">Stations</text:p>
            <text:p text:style-name="P24">LineLocations</text:p>
            <text:p text:style-name="P3">Incidents</text:p>
            <text:p text:style-name="P3">Staff</text:p>
          </table:table-cell>
        </table:table-row>
        <text:soft-page-break/>
        <table:table-row table:style-name="Table1.1">
          <table:table-cell table:style-name="Table1.A2" office:value-type="string">
            <text:p text:style-name="P5">Train</text:p>
          </table:table-cell>
          <table:table-cell table:style-name="Table1.A2" office:value-type="string">
            <text:p text:style-name="P5">Passengers</text:p>
            <text:p text:style-name="P6">Attractiveness</text:p>
            <text:p text:style-name="P23">Capacity</text:p>
          </table:table-cell>
          <table:table-cell table:style-name="Table1.A2" office:value-type="string">
            <text:p text:style-name="Table_20_Contents"/>
          </table:table-cell>
          <table:table-cell table:style-name="Table1.D2" office:value-type="string">
            <text:p text:style-name="P24">LineLocation</text:p>
            <text:p text:style-name="P39">Incidents</text:p>
          </table:table-cell>
        </table:table-row>
        <table:table-row table:style-name="Table1.1">
          <table:table-cell table:style-name="Table1.A2" office:value-type="string">
            <text:p text:style-name="P5">Station</text:p>
          </table:table-cell>
          <table:table-cell table:style-name="Table1.A2" office:value-type="string">
            <text:p text:style-name="P5">Passengers</text:p>
            <text:p text:style-name="P5">Name</text:p>
            <text:p text:style-name="P7">Type (inner/outer)</text:p>
            <text:p text:style-name="P30">Satisfaction</text:p>
          </table:table-cell>
          <table:table-cell table:style-name="Table1.A2" office:value-type="string">
            <text:p text:style-name="Table_20_Contents"/>
          </table:table-cell>
          <table:table-cell table:style-name="Table1.D2" office:value-type="string">
            <text:p text:style-name="P40">LineLocation</text:p>
            <text:p text:style-name="P39">Incidents</text:p>
          </table:table-cell>
        </table:table-row>
        <table:table-row table:style-name="Table1.1">
          <table:table-cell table:style-name="Table1.A2" office:value-type="string">
            <text:p text:style-name="P24">LineLocation</text:p>
          </table:table-cell>
          <table:table-cell table:style-name="Table1.A2" office:value-type="string">
            <text:p text:style-name="P28">Direction(name), Is_Forward</text:p>
            <text:p text:style-name="P28">Is_Start, Is_End</text:p>
            <text:p text:style-name="P30">Turnaround%</text:p>
            <text:p text:style-name="P32">Sequence</text:p>
          </table:table-cell>
          <table:table-cell table:style-name="Table1.A2" office:value-type="string">
            <text:p text:style-name="P28">ReverseLoc</text:p>
            <text:p text:style-name="P28">Next</text:p>
            <text:p text:style-name="P33">Name</text:p>
          </table:table-cell>
          <table:table-cell table:style-name="Table1.D2" office:value-type="string">
            <text:p text:style-name="P24">Line</text:p>
            <text:p text:style-name="P27">Trains</text:p>
            <text:p text:style-name="P29">Incidents</text:p>
          </table:table-cell>
        </table:table-row>
        <table:table-row table:style-name="Table1.1">
          <table:table-cell table:style-name="Table1.A2" office:value-type="string">
            <text:p text:style-name="P35">IncidentType</text:p>
          </table:table-cell>
          <table:table-cell table:style-name="Table1.A2" office:value-type="string">
            <text:p text:style-name="P3"/>
          </table:table-cell>
          <table:table-cell table:style-name="Table1.A2" office:value-type="string">
            <text:p text:style-name="Table_20_Contents"/>
          </table:table-cell>
          <table:table-cell table:style-name="Table1.D2" office:value-type="string">
            <text:p text:style-name="P36">Networks Responses</text:p>
          </table:table-cell>
        </table:table-row>
        <table:table-row table:style-name="Table1.1">
          <table:table-cell table:style-name="Table1.A2" office:value-type="string">
            <text:p text:style-name="P3">Incident</text:p>
          </table:table-cell>
          <table:table-cell table:style-name="Table1.A2" office:value-type="string">
            <text:p text:style-name="P3">Start</text:p>
            <text:p text:style-name="P7">End</text:p>
            <text:p text:style-name="P7">Status (open/closed)</text:p>
            <text:p text:style-name="P3">Severity</text:p>
          </table:table-cell>
          <table:table-cell table:style-name="Table1.A2" office:value-type="string">
            <text:p text:style-name="Table_20_Contents"/>
          </table:table-cell>
          <table:table-cell table:style-name="Table1.D2" office:value-type="string">
            <text:p text:style-name="P38">IncidentType</text:p>
            <text:p text:style-name="P3">Impact</text:p>
            <text:p text:style-name="P3">Response</text:p>
            <text:p text:style-name="P39">LocationTrain/LineLoc/Station</text:p>
          </table:table-cell>
        </table:table-row>
        <table:table-row table:style-name="Table1.1">
          <table:table-cell table:style-name="Table1.A2" office:value-type="string">
            <text:p text:style-name="P3">Impact</text:p>
          </table:table-cell>
          <table:table-cell table:style-name="Table1.A2" office:value-type="string">
            <text:p text:style-name="P3">Cost (revenue, stafftype)</text:p>
          </table:table-cell>
          <table:table-cell table:style-name="Table1.A2" office:value-type="string">
            <text:p text:style-name="P5">Forecast</text:p>
            <text:p text:style-name="P5">Apply(each round)</text:p>
          </table:table-cell>
          <table:table-cell table:style-name="Table1.D2" office:value-type="string">
            <text:p text:style-name="P3"/>
          </table:table-cell>
        </table:table-row>
        <table:table-row table:style-name="Table1.1">
          <table:table-cell table:style-name="Table1.A2" office:value-type="string">
            <text:p text:style-name="P8">Response</text:p>
          </table:table-cell>
          <table:table-cell table:style-name="Table1.A2" office:value-type="string">
            <text:p text:style-name="P8">Likelihood of Success</text:p>
          </table:table-cell>
          <table:table-cell table:style-name="Table1.A2" office:value-type="string">
            <text:p text:style-name="P5"/>
          </table:table-cell>
          <table:table-cell table:style-name="Table1.D2" office:value-type="string">
            <text:p text:style-name="P12">Impact</text:p>
          </table:table-cell>
        </table:table-row>
        <table:table-row table:style-name="Table1.1">
          <table:table-cell table:style-name="Table1.A2" office:value-type="string">
            <text:p text:style-name="P3">StaffType</text:p>
          </table:table-cell>
          <table:table-cell table:style-name="Table1.A2" office:value-type="string">
            <text:p text:style-name="P5">Name (Engineer, Driver, Station)</text:p>
            <text:p text:style-name="P13">Quantity</text:p>
            <text:p text:style-name="P13">Pay</text:p>
            <text:p text:style-name="P13">Morale</text:p>
          </table:table-cell>
          <table:table-cell table:style-name="Table1.A2" office:value-type="string">
            <text:p text:style-name="Table_20_Contents"/>
          </table:table-cell>
          <table:table-cell table:style-name="Table1.D2" office:value-type="string">
            <text:p text:style-name="P3"/>
          </table:table-cell>
        </table:table-row>
        <table:table-row table:style-name="Table1.1">
          <table:table-cell table:style-name="Table1.A2" office:value-type="string">
            <text:p text:style-name="P9">PassengerProfile</text:p>
          </table:table-cell>
          <table:table-cell table:style-name="Table1.A2" office:value-type="string">
            <text:p text:style-name="P9">Traffic by day, station type and time of day</text:p>
          </table:table-cell>
          <table:table-cell table:style-name="Table1.A2" office:value-type="string">
            <text:p text:style-name="Table_20_Contents"/>
          </table:table-cell>
          <table:table-cell table:style-name="Table1.D2" office:value-type="string">
            <text:p text:style-name="P3"/>
          </table:table-cell>
        </table:table-row>
      </table:table>
      <text:p text:style-name="P42"/>
      <text:h text:style-name="Heading_20_3" text:outline-level="3"><text:bookmark-start text:name="__RefHeading___Toc799_4125387974"/>Game level<text:span text:style-name="T4">s</text:span><text:bookmark-end text:name="__RefHeading___Toc799_4125387974"/></text:h>
      <table:table table:name="Table2" table:style-name="Table2">
        <table:table-column table:style-name="Table2.A"/>
        <table:table-column table:style-name="Table2.B"/>
        <table:table-row>
          <table:table-cell table:style-name="Table2.A1" office:value-type="string">
            <text:p text:style-name="P44">Level</text:p>
          </table:table-cell>
          <table:table-cell table:style-name="Table2.B1" office:value-type="string">
            <text:p text:style-name="P45">Features</text:p>
          </table:table-cell>
        </table:table-row>
        <table:table-row>
          <table:table-cell table:style-name="Table2.A2" office:value-type="string">
            <text:p text:style-name="P43">Basic <text:span text:style-name="T8">(“Hornby”)</text:span></text:p>
          </table:table-cell>
          <table:table-cell table:style-name="Table2.B2" office:value-type="string">
            <text:p text:style-name="P43">1 line &amp; incidents only</text:p>
            <text:p text:style-name="P43">No variability, no competition</text:p>
          </table:table-cell>
        </table:table-row>
        <table:table-row>
          <table:table-cell table:style-name="Table2.A2" office:value-type="string">
            <text:p text:style-name="P43">Intermediate</text:p>
          </table:table-cell>
          <table:table-cell table:style-name="Table2.B2" office:value-type="string">
            <text:p text:style-name="P43">Multiple lines</text:p>
            <text:p text:style-name="P43">Competition</text:p>
            <text:p text:style-name="P43">Additional networks available</text:p>
            <text:p text:style-name="P43">More variability (incident severity)</text:p>
            <text:p text:style-name="P43">Limited time between rounds (or Pause)</text:p>
          </table:table-cell>
        </table:table-row>
        <table:table-row>
          <table:table-cell table:style-name="Table2.A2" office:value-type="string">
            <text:p text:style-name="P43">Advanced</text:p>
          </table:table-cell>
          <table:table-cell table:style-name="Table2.B2" office:value-type="string">
            <text:p text:style-name="P43">As Intermediate plus:</text:p>
            <text:p text:style-name="P43">Passengers (variable traffic)</text:p>
            <text:p text:style-name="P43">Staffing</text:p>
            <text:p text:style-name="P43">No time between rounds (can Pause)</text:p>
          </table:table-cell>
        </table:table-row>
        <table:table-row>
          <table:table-cell table:style-name="Table2.A2" office:value-type="string">
            <text:p text:style-name="P43">Expert</text:p>
          </table:table-cell>
          <table:table-cell table:style-name="Table2.B2" office:value-type="string">
            <text:p text:style-name="P43">Bid for/sell line franchises to other teams</text:p>
            <text:p text:style-name="P43">Game over when money runs out</text:p>
            <text:p text:style-name="P43">Customise incident frequency, starting <text:soft-page-break/>money</text:p>
            <text:p text:style-name="P46">Multiple incidents per place</text:p>
          </table:table-cell>
        </table:table-row>
      </table:table>
      <text:p text:style-name="Text_20_body"/>
      <text:h text:style-name="P66" text:outline-level="3"><text:bookmark-start text:name="__RefHeading___Toc801_4125387974"/>Interaction<text:bookmark-end text:name="__RefHeading___Toc801_4125387974"/></text:h>
      <text:p text:style-name="P50">Different rooms:</text:p>
      <text:list xml:id="list3302483038" text:style-name="L1">
        <text:list-item>
          <text:p text:style-name="P75">Control room (line operation &amp; incident management)</text:p>
        </text:list-item>
        <text:list-item>
          <text:p text:style-name="P75">Board room (KPIs such as profit, passenger journeys, punctuality, top incidents, reputation, <text:span text:style-name="T9">buy/sell franchises</text:span>)</text:p>
        </text:list-item>
        <text:list-item>
          <text:p text:style-name="P75">Engineering dept <text:span text:style-name="T9">(maintenance)</text:span></text:p>
        </text:list-item>
        <text:list-item>
          <text:p text:style-name="P75">HR dept <text:span text:style-name="T9">(staffing, education, pay, morale, strikes, sickness)</text:span></text:p>
        </text:list-item>
        <text:list-item>
          <text:p text:style-name="P75">City/Network planner <text:span text:style-name="T10">(design networks)</text:span></text:p>
        </text:list-item>
      </text:list>
      <text:h text:style-name="P67" text:outline-level="3"><text:bookmark-start text:name="__RefHeading___Toc803_4125387974"/>Team play<text:bookmark-end text:name="__RefHeading___Toc803_4125387974"/></text:h>
      <text:p text:style-name="P56">A round can only be started when all teams are ready. <text:s/>Each team must press “start round” before the round can start. <text:s/>All teams then monitor operational status (etc?) during the round. <text:s/>At lower levels of game play, any team can pause the game (which pauses it for all teams). <text:s text:c="2"/>Restarting is similar to starting a round, above.</text:p>
      <text:p text:style-name="P56">At any time during the game, team members can visit other areas of the game, such as the Boardroom, to view (and possibly modify? Tbc) information in that area.</text:p>
      <text:p text:style-name="P63"><text:span text:style-name="T24">Technically speaking – when a team presses ‘play’, it doesn’t refresh the page but sends a JSON request to the server to mark the team status as ready to play. <text:s text:c="2"/>When requests have been received from all teams, </text:span><text:span text:style-name="T23">a signal is sent, and </text:span><text:span text:style-name="T24">simulation begins on the server. <text:s/>During this time, team pages are periodically querying the server for completion status. <text:s/></text:span><text:span text:style-name="T23">After each tick of the simulation,</text:span><text:span text:style-name="T24"> each team’s page is refreshed with the results. <text:s text:c="2"/>If teams navigate to another page of the game during the simulation, (if possible) the simulation results queries continue, but if they leave the game pages, they stop.</text:span></text:p>
      <text:p text:style-name="P62">Pause<text:span text:style-name="T26">s </text:span>and <text:span text:style-name="T26">End of Stage pauses,</text:span> are only allowed at certain game levels.</text:p>
      <text:p text:style-name="P61">States:</text:p>
      <text:list xml:id="list1390646448" text:style-name="L2">
        <text:list-item>
          <text:p text:style-name="P76">Between rounds (i.e. end of day)</text:p>
          <text:list>
            <text:list-item>
              <text:p text:style-name="P76">Team presses Play → Play pending (waiting for all teams to press Play)</text:p>
            </text:list-item>
            <text:list-item>
              <text:p text:style-name="P76">Team <text:span text:style-name="T25">member </text:span>presses Cancel Play→ Play not pending for that team</text:p>
            </text:list-item>
            <text:list-item>
              <text:p text:style-name="P77">Team member navigates away from page while Play pending → Play not pending for that team.</text:p>
            </text:list-item>
            <text:list-item>
              <text:p text:style-name="P76">All teams Play Pending → Running Stage</text:p>
            </text:list-item>
          </text:list>
        </text:list-item>
        <text:list-item>
          <text:p text:style-name="P76">Running Stage (simulating train operation for Game Stage-Interval). <text:s/>A Stage consists of a number of Ticks of the clock, of length Game Tick-Interval.</text:p>
          <text:list>
            <text:list-item>
              <text:p text:style-name="P76"><text:soft-page-break/>End of tick → update game.current_time: this causes all teams pages to be refreshed. <text:s/>If end of stage → End of Stage. <text:s/>Else, if pause pending, → Paused status</text:p>
            </text:list-item>
            <text:list-item>
              <text:p text:style-name="P76">Team presses Pause → Pause pending for that team (awaiting end of tick simulation)</text:p>
            </text:list-item>
            <text:list-item>
              <text:p text:style-name="P76">Team presses Cancel Pause → Pause not pending for that team.</text:p>
            </text:list-item>
            <text:list-item>
              <text:p text:style-name="P77">Team member navigates away from page while Pause pending → Pause not pending for that team.</text:p>
            </text:list-item>
          </text:list>
        </text:list-item>
        <text:list-item>
          <text:p text:style-name="P76">End of Stage. <text:s text:c="2"/>Cancel pause pending for all teams. <text:s/>Await teams pressing play (as for Between rounds).</text:p>
        </text:list-item>
      </text:list>
      <text:p text:style-name="P61"/>
      <text:h text:style-name="P67" text:outline-level="3"><text:bookmark-start text:name="__RefHeading___Toc805_4125387974"/>Tutorial<text:bookmark-end text:name="__RefHeading___Toc805_4125387974"/></text:h>
      <text:p text:style-name="P57">A set of tutorial topics are defined for each page, at each game level. <text:s/>Before starting a game, the person pressing start must have read all these topics. <text:s text:c="2"/>Tutorial completion is tracked, by page and version, for each user. <text:s text:c="2"/>Tbd: if a page version changes, it has to be read again. (but this needs version tracking within pages).</text:p>
      <text:h text:style-name="P68" text:outline-level="3"><text:bookmark-start text:name="__RefHeading___Toc807_4125387974"/>Business rules<text:bookmark-end text:name="__RefHeading___Toc807_4125387974"/></text:h>
      <text:p text:style-name="P49">Depot at each end of line</text:p>
      <text:p text:style-name="P49">Only depots can have initial trains</text:p>
      <text:p text:style-name="P49">Stations on multiple lines are separate for incident management purposes</text:p>
      <text:p text:style-name="P54">Trains delays persist until they reach the depot, and only cleared if a spare train is there. <text:s text:c="2"/>If they have to go straight out again, delays are carried for the next journey.</text:p>
      <text:h text:style-name="P73" text:outline-level="3"><text:bookmark-start text:name="__RefHeading___Toc823_4125387974"/>Incident rates<text:bookmark-end text:name="__RefHeading___Toc823_4125387974"/></text:h>
      <text:p text:style-name="P88">For each incident type, expected response impacts are calculated per response (elapsed time x response impacts <text:s/>+ elapsed time +1 x incident impacts). <text:s/>Weighted mean impact and mean success rate is calculated according to the success chance. <text:s text:c="2"/>Expected mean impact is then weighted mean impact / mean success rate (allowing for the fact that some responses are unsuccessful and have to be repeated).</text:p>
      <text:p text:style-name="P88">So that all incident types have a similar impact on games, the relative <text:span text:style-name="T30">impact </text:span>figures are used to recommend a relative incident chance in Network design. <text:s/>The designer can then change this to make some incidents more/less likely, or they can change the impacts to make the expected mean impact match their chosen likelihood.</text:p>
      <text:p text:style-name="P89">Game Templates then set a rate of incidents per line: again a figure is recommended (lower for lower level games) but this can be changed by the designer.</text:p>
      <text:p text:style-name="P89">Incidents then occur depending on the overall rate of incidents per line times the number of lines. <text:s/>The type of incident is randomly chosen according to the relative incident chance, <text:soft-page-break/>and the location is chosen randomly from all applicable location types (location, station, or train; and Staff in future as well).</text:p>
      <text:h text:style-name="P69" text:outline-level="3"><text:bookmark-start text:name="__RefHeading___Toc809_4125387974"/><text:span text:style-name="T21">Incident and Response </text:span>Impacts<text:bookmark-end text:name="__RefHeading___Toc809_4125387974"/></text:h>
      <text:p text:style-name="P84"><text:span text:style-name="T21">Incidents and Responses have </text:span>Impacts, <text:span text:style-name="T21">which</text:span> can affect a train, a station, a line location, a staff type, or, exceptionally, a whole line. <text:s text:c="2"/>Specifically, they can affect reputation, passenger demand, resource requirements (staff and cost), and can cause line delays or blockages. <text:s text:c="3"/>Only impacts that apply at the game level will be calculated (e.g. line blockages don’t apply at Basic skill level). <text:s text:c="2"/><text:span text:style-name="T22">Impacts </text:span><text:span text:style-name="T28">can be one-off, or </text:span><text:span text:style-name="T22">applied at every ‘tick’ of the game, until the incident is cleared.</text:span></text:p>
      <text:h text:style-name="Heading_20_3" text:outline-level="3"><text:bookmark-start text:name="__RefHeading___Toc825_4125387974"/>Passengers<text:bookmark-end text:name="__RefHeading___Toc825_4125387974"/></text:h>
      <text:p text:style-name="P85">Stations have an inbound and outbound passenger volume (which is relative for stations on a line). <text:s/>The inbound applies until after the morning peak, and the outbound applies when the afternoon peak starts (times configurable at the game/network level). <text:s/>In between, the average passenger volume is used for both in and outbound. <text:s text:c="2"/>This determines how busy the station is. <text:s/><text:span text:style-name="T29">(There is also a random factor).</text:span></text:p>
      <text:p text:style-name="P85">Passenger traffic is sent in different directions depending on the relative outbound load at other stations in different directions on the line, so most traffic goes towards the “centre of gravity” of the line. <text:s text:c="2"/>Passengers get off trains according to the ratio of outbound traffic for remaining stations on the line.</text:p>
      <text:p text:style-name="P85">Passenger traffic is affected by station incidents, negatively or positively (e.g. pop festival, football match).</text:p>
      <text:p text:style-name="P86"><text:span text:style-name="T28">Total line passenger traffic is set according to the passenger traffic profile, an hourly profile of traffic for weekdays / weekends, and according to the natural carrying capacity of the line, assuming a train </text:span><text:span text:style-name="T29">is at the longest line section (most delay) 50% of the time. <text:s text:c="2"/>The optimum number of trains is also calculated using this method, with an assumed train capacity.</text:span></text:p>
      <text:p text:style-name="P87">When stations or trains near their capacity, they become unattractive and passenger volume drops. <text:s text:c="2"/>There is a fixed limit on capacity per train and per station, and after this point passengers are turned away or choose not to travel.</text:p>
      <text:p text:style-name="P87">At higher game levels, <text:s/>more trains can be purchased/scheduled, or trains and stations can be upgraded by paying for higher capacity (and higher satisfaction) or paying for more station staff.</text:p>
      <text:h text:style-name="P70" text:outline-level="3"><text:bookmark-start text:name="__RefHeading___Toc811_4125387974"/>JSON<text:bookmark-end text:name="__RefHeading___Toc811_4125387974"/></text:h>
      <text:p text:style-name="P58"><text:span text:style-name="T19">See </text:span><text:a xlink:type="simple" xlink:href="https://jsonapi.org/recommendations/" text:style-name="Internet_20_link" text:visited-style-name="Visited_20_Internet_20_Link">https://jsonapi.org/recommendations/</text:a> <text:span text:style-name="T19">for json url standards</text:span></text:p>
      <text:p text:style-name="P58"><text:span text:style-name="T19">Request json by appending ?wt=json (see example here </text:span><text:a xlink:type="simple" xlink:href="http://api.plos.org/solr/examples/" text:style-name="Internet_20_link" text:visited-style-name="Visited_20_Internet_20_Link">http://api.plos.org/solr/examples/</text:a><text:span text:style-name="T19">) <text:s/>(the queries below can ONLY <text:s/>return json)</text:span></text:p>
      <text:p text:style-name="P59">Examples: </text:p>
      <text:list xml:id="list4230800357" text:style-name="L3">
        <text:list-item>
          <text:p text:style-name="P78">localhost:8000/kitten/train<text:span text:style-name="T20">?wt=json</text:span></text:p>
        </text:list-item>
        <text:list-item>
          <text:p text:style-name="P78"><text:soft-page-break/>localhost:8000/kitten/train/5?wt=json</text:p>
        </text:list-item>
        <text:list-item>
          <text:p text:style-name="P79">localhost:8000/kitten/train/5/locatio<text:span text:style-name="T20">n?wt=json</text:span></text:p>
        </text:list-item>
      </text:list>
      <text:h text:style-name="P71" text:outline-level="3"><text:bookmark-start text:name="__RefHeading___Toc813_4125387974"/>Display<text:bookmark-end text:name="__RefHeading___Toc813_4125387974"/></text:h>
      <text:p text:style-name="P55">Each class has a .html() method, returns a display string of html with text, inlines, css class, clickable links, flyover text. <text:s/>Could contain incidents, delays, name, passengers, turnaround.</text:p>
      <text:p text:style-name="Heading">C<text:span text:style-name="T15">SS</text:span> <text:span text:style-name="T15">C</text:span>lasses <text:s/></text:p>
      <text:p text:style-name="P53">train, track, depot, location, <text:span text:style-name="T17">train-</text:span>blocked, incidents, <text:span text:style-name="T17">train-</text:span>delayed, turnaround1, turnaround2, overloaded, ?<text:span text:style-name="T16">degraded(attractiveness / engineering) [Incident] open, resolution-in-progress.</text:span></text:p>
      <text:h text:style-name="P72" text:outline-level="3"><text:bookmark-start text:name="__RefHeading___Toc815_4125387974"/>Performance<text:bookmark-end text:name="__RefHeading___Toc815_4125387974"/></text:h>
      <text:p text:style-name="P60"><text:a xlink:type="simple" xlink:href="https://docs.djangoproject.com/en/3.0/topics/performance/" text:style-name="Internet_20_link" text:visited-style-name="Visited_20_Internet_20_Link">https://docs.djangoproject.com/en/3.0/topics/performance/</text:a></text:p>
      <text:p text:style-name="P60"><text:a xlink:type="simple" xlink:href="https://testdriven.io/blog/django-caching/" text:style-name="Internet_20_link" text:visited-style-name="Visited_20_Internet_20_Link">https://testdriven.io/blog/django-caching/</text:a></text:p>
      <text:p text:style-name="P82">Plans to improve simulation performance <text:span text:style-name="T27">(not yet implemented):</text:span></text:p>
      <text:list xml:id="list2276029022" text:style-name="L4">
        <text:list-item>
          <text:p text:style-name="P83">Game caches IncidentTypes/Responses/Impacts, and Lines</text:p>
        </text:list-item>
        <text:list-item>
          <text:p text:style-name="P83">Line handles caching of Locations, Stations, Incidents, declares Game as @cached_property, or is passed it</text:p>
        </text:list-item>
        <text:list-item>
          <text:p text:style-name="P83">All objects declare Line as @cached_property, or are passed it</text:p>
        </text:list-item>
        <text:list-item>
          <text:p text:style-name="P83">Sub-objects access higher-level cached properties via _get, _filter, _all functions.</text:p>
        </text:list-item>
        <text:list-item>
          <text:p text:style-name="P83">Many_to_many relationships handled by _add and _delete which updated the cache as well as the database </text:p>
        </text:list-item>
      </text:list>
      <text:h text:style-name="Heading_20_3" text:outline-level="3"><text:bookmark-start text:name="__RefHeading___Toc817_4125387974"/>Ts &amp; Cs<text:bookmark-end text:name="__RefHeading___Toc817_4125387974"/></text:h>
      <text:p text:style-name="Text_20_body">Copyright</text:p>
      <text:p text:style-name="Text_20_body">Limited care taken to protect s<text:span text:style-name="T5">tored d</text:span>etails <text:span text:style-name="T5">(games, user ids etc) but very limited personal info is stored: email id only stored for the duration of an invitation to join a team (14 days).</text:span></text:p>
      <text:p text:style-name="P47">No guarantee that networks, games etc will be preserved. <text:s/>Rights reserved to delete them if not used for &gt; 6 months</text:p>
      <text:p text:style-name="P48">Networks, Incident types and Response Types stored on this system may be incorporated into other parts of the game and made available to other users. <text:s text:c="2"/></text:p>
      <text:h text:style-name="Heading_20_3" text:outline-level="3"><text:bookmark-start text:name="__RefHeading___Toc819_4125387974"/>Help<text:bookmark-end text:name="__RefHeading___Toc819_4125387974"/></text:h>
      <text:p text:style-name="P51"><text:span text:style-name="T6">Wiki? <text:s/>See </text:span><text:a xlink:type="simple" xlink:href="https://en.wikipedia.org/wiki/Personal_wiki#Single-user_wiki_software" text:style-name="Internet_20_link" text:visited-style-name="Visited_20_Internet_20_Link">https://en.wikipedia.org/wiki/Personal_wiki#Single-user_wiki_software</text:a>, <text:span text:style-name="T7">then move to GitHub</text:span></text:p>
      <text:h text:style-name="Heading_20_3" text:outline-level="3"><text:bookmark-start text:name="__RefHeading___Toc821_4125387974"/><text:soft-page-break/>References<text:bookmark-end text:name="__RefHeading___Toc821_4125387974"/></text:h>
      <text:p text:style-name="P52">Tube tracking <text:a xlink:type="simple" xlink:href="https://traintimes.org.uk/map/tube/schematic/" text:style-name="Internet_20_link" text:visited-style-name="Visited_20_Internet_20_Link">website</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3" svg:font-family="'Liberation Sans'" style:font-family-generic="roman"/>
    <style:font-face style:name="Liberation Sans" svg:font-family="'Liberation Sans'" style:font-family-generic="swiss"/>
    <style:font-face style:name="Liberation Sans2"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mon Lambourn</meta:initial-creator>
    <meta:creation-date>2020-04-22T03:57:18.609643320</meta:creation-date>
    <dc:date>2020-05-18T07:10:27.361414771</dc:date>
    <dc:creator>Simon Lambourn</dc:creator>
    <meta:editing-duration>PT22H54M59S</meta:editing-duration>
    <meta:editing-cycles>101</meta:editing-cycles>
    <meta:generator>LibreOffice/6.4.3.2$Linux_X86_64 LibreOffice_project/40$Build-2</meta:generator>
    <meta:document-statistic meta:table-count="2" meta:image-count="0" meta:object-count="1" meta:page-count="10" meta:paragraph-count="260" meta:word-count="1675" meta:character-count="10872" meta:non-whitespace-character-count="941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633cm" fo:min-width="3.682cm"/>
      <style:paragraph-properties style:writing-mode="lr-tb"/>
    </style:style>
    <style:style style:name="gr2" style:family="graphic" style:parent-style-name="standard">
      <style:graphic-properties draw:fill="none" draw:textarea-horizontal-align="justify" draw:textarea-vertical-align="middle" draw:auto-grow-height="false" fo:min-height="0.634cm" fo:min-width="3.682cm"/>
      <style:paragraph-properties style:writing-mode="lr-tb"/>
    </style:style>
    <style:style style:name="gr3" style:family="graphic" style:parent-style-name="objectwithoutfill">
      <style:graphic-properties draw:marker-end="Arrow" draw:marker-end-width="0.3cm" draw:fill="solid" draw:textarea-vertical-align="middle"/>
    </style:style>
    <style:style style:name="gr4" style:family="graphic" style:parent-style-name="objectwithoutfill">
      <style:graphic-properties draw:stroke="dash" draw:stroke-dash="Dashed_20__28_var_29_" svg:stroke-width="0.1cm" draw:marker-start-width="0.35cm" draw:marker-end="Arrow" draw:marker-end-width="0.45cm" draw:fill="solid" draw:textarea-vertical-align="middle" fo:padding-top="0.175cm" fo:padding-bottom="0.175cm" fo:padding-left="0.3cm" fo:padding-right="0.3cm"/>
      <style:paragraph-properties style:writing-mode="lr-tb"/>
    </style:style>
    <style:style style:name="gr5" style:family="graphic" style:parent-style-name="objectwithoutfill">
      <style:graphic-properties draw:stroke="dash" draw:stroke-dash="Dashed_20__28_var_29_" svg:stroke-width="0.1cm" draw:marker-start-width="0.35cm" draw:marker-end="Arrow" draw:marker-end-width="0.45cm" draw:fill="solid" draw:textarea-vertical-align="middle" fo:padding-top="0.175cm" fo:padding-bottom="0.175cm" fo:padding-left="0.3cm" fo:padding-right="0.3cm"/>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style>
    <style:style style:name="P3" style:family="paragraph">
      <loext:graphic-properties draw:fill="solid"/>
      <style:paragraph-properties fo:text-align="center"/>
    </style:style>
    <style:style style:name="P4" style:family="paragraph">
      <style:paragraph-properties fo:text-align="center"/>
    </style:style>
    <style:style style:name="P5" style:family="paragraph">
      <loext:graphic-properties draw:fill="solid"/>
      <style:paragraph-properties fo:text-align="center" style:writing-mode="lr-tb"/>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xml:id="id1" draw:id="id1">
          <draw:custom-shape draw:style-name="gr1" draw:text-style-name="P2" draw:layer="layout" svg:width="4.182cm" svg:height="0.883cm" svg:x="0.675cm" svg:y="3.002cm">
            <text:p text:style-name="P1"><text:span text:style-name="T1">User</text:span></text:p>
            <draw:enhanced-geometry svg:viewBox="0 0 21600 21600" draw:type="rectangle" draw:enhanced-path="M 0 0 L 21600 0 21600 21600 0 21600 0 0 Z N"/>
          </draw:custom-shape>
          <draw:custom-shape draw:style-name="gr2" draw:text-style-name="P2" draw:layer="layout" svg:width="4.182cm" svg:height="0.884cm" svg:x="0.675cm" svg:y="3.885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0.675cm" svg:y="4.769cm">
            <text:p text:style-name="P1"><text:span text:style-name="T2">(methods)</text:span></text:p>
            <draw:enhanced-geometry svg:viewBox="0 0 21600 21600" draw:type="rectangle" draw:enhanced-path="M 0 0 L 21600 0 21600 21600 0 21600 0 0 Z N"/>
          </draw:custom-shape>
        </draw:g>
        <draw:g xml:id="id11" draw:id="id11">
          <draw:custom-shape draw:style-name="gr1" draw:text-style-name="P2" draw:layer="layout" svg:width="4.182cm" svg:height="0.883cm" svg:x="13.515cm" svg:y="19.828cm">
            <text:p text:style-name="P1"><text:span text:style-name="T1">Station</text:span></text:p>
            <draw:enhanced-geometry svg:viewBox="0 0 21600 21600" draw:type="rectangle" draw:enhanced-path="M 0 0 L 21600 0 21600 21600 0 21600 0 0 Z N"/>
          </draw:custom-shape>
          <draw:custom-shape draw:style-name="gr2" draw:text-style-name="P2" draw:layer="layout" svg:width="4.182cm" svg:height="0.884cm" svg:x="13.515cm" svg:y="20.711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3.515cm" svg:y="21.595cm">
            <text:p text:style-name="P1"><text:span text:style-name="T2">(methods)</text:span></text:p>
            <draw:enhanced-geometry svg:viewBox="0 0 21600 21600" draw:type="rectangle" draw:enhanced-path="M 0 0 L 21600 0 21600 21600 0 21600 0 0 Z N"/>
          </draw:custom-shape>
        </draw:g>
        <draw:g xml:id="id3" draw:id="id3">
          <draw:custom-shape draw:style-name="gr1" draw:text-style-name="P2" draw:layer="layout" svg:width="4.182cm" svg:height="0.883cm" svg:x="1.584cm" svg:y="7.212cm">
            <text:p text:style-name="P1"><text:span text:style-name="T1">Network</text:span></text:p>
            <draw:enhanced-geometry svg:viewBox="0 0 21600 21600" draw:type="rectangle" draw:enhanced-path="M 0 0 L 21600 0 21600 21600 0 21600 0 0 Z N"/>
          </draw:custom-shape>
          <draw:custom-shape draw:style-name="gr1" draw:text-style-name="P2" draw:layer="layout" svg:width="4.182cm" svg:height="0.883cm" svg:x="1.584cm" svg:y="8.095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584cm" svg:y="8.978cm">
            <text:p text:style-name="P1"><text:span text:style-name="T2">(methods)</text:span></text:p>
            <draw:enhanced-geometry svg:viewBox="0 0 21600 21600" draw:type="rectangle" draw:enhanced-path="M 0 0 L 21600 0 21600 21600 0 21600 0 0 Z N"/>
          </draw:custom-shape>
        </draw:g>
        <draw:g xml:id="id8" draw:id="id8">
          <draw:custom-shape draw:style-name="gr1" draw:text-style-name="P2" draw:layer="layout" svg:width="4.182cm" svg:height="0.883cm" svg:x="10.62cm" svg:y="15.328cm">
            <text:p text:style-name="P1"><text:span text:style-name="T1">Line</text:span></text:p>
            <draw:enhanced-geometry svg:viewBox="0 0 21600 21600" draw:type="rectangle" draw:enhanced-path="M 0 0 L 21600 0 21600 21600 0 21600 0 0 Z N"/>
          </draw:custom-shape>
          <draw:custom-shape draw:style-name="gr1" draw:text-style-name="P2" draw:layer="layout" svg:width="4.182cm" svg:height="0.883cm" svg:x="10.62cm" svg:y="16.211cm">
            <text:p text:style-name="P1"><text:span text:style-name="T2">(data)</text:span></text:p>
            <draw:enhanced-geometry svg:viewBox="0 0 21600 21600" draw:type="rectangle" draw:enhanced-path="M 0 0 L 21600 0 21600 21600 0 21600 0 0 Z N"/>
          </draw:custom-shape>
          <draw:custom-shape draw:style-name="gr2" draw:text-style-name="P2" draw:layer="layout" svg:width="4.182cm" svg:height="0.884cm" svg:x="10.62cm" svg:y="17.094cm">
            <text:p text:style-name="P1"><text:span text:style-name="T2">(methods)</text:span></text:p>
            <draw:enhanced-geometry svg:viewBox="0 0 21600 21600" draw:type="rectangle" draw:enhanced-path="M 0 0 L 21600 0 21600 21600 0 21600 0 0 Z N"/>
          </draw:custom-shape>
        </draw:g>
        <draw:g xml:id="id4" draw:id="id4">
          <draw:custom-shape draw:style-name="gr2" draw:text-style-name="P2" draw:layer="layout" svg:width="4.182cm" svg:height="0.884cm" svg:x="10.62cm" svg:y="11.247cm">
            <text:p text:style-name="P1"><text:span text:style-name="T1">Game</text:span></text:p>
            <draw:enhanced-geometry svg:viewBox="0 0 21600 21600" draw:type="rectangle" draw:enhanced-path="M 0 0 L 21600 0 21600 21600 0 21600 0 0 Z N"/>
          </draw:custom-shape>
          <draw:custom-shape draw:style-name="gr1" draw:text-style-name="P2" draw:layer="layout" svg:width="4.182cm" svg:height="0.883cm" svg:x="10.62cm" svg:y="12.131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0.62cm" svg:y="13.014cm">
            <text:p text:style-name="P1"><text:span text:style-name="T2">(methods)</text:span></text:p>
            <draw:enhanced-geometry svg:viewBox="0 0 21600 21600" draw:type="rectangle" draw:enhanced-path="M 0 0 L 21600 0 21600 21600 0 21600 0 0 Z N"/>
          </draw:custom-shape>
        </draw:g>
        <draw:g xml:id="id2" draw:id="id2">
          <draw:custom-shape draw:style-name="gr1" draw:text-style-name="P2" draw:layer="layout" svg:width="4.182cm" svg:height="0.883cm" svg:x="10.638cm" svg:y="2.914cm">
            <text:p text:style-name="P1"><text:span text:style-name="T1">Team</text:span></text:p>
            <draw:enhanced-geometry svg:viewBox="0 0 21600 21600" draw:type="rectangle" draw:enhanced-path="M 0 0 L 21600 0 21600 21600 0 21600 0 0 Z N"/>
          </draw:custom-shape>
          <draw:custom-shape draw:style-name="gr1" draw:text-style-name="P2" draw:layer="layout" svg:width="4.182cm" svg:height="0.883cm" svg:x="10.638cm" svg:y="3.797cm">
            <text:p text:style-name="P1"><text:span text:style-name="T2">(data)</text:span></text:p>
            <draw:enhanced-geometry svg:viewBox="0 0 21600 21600" draw:type="rectangle" draw:enhanced-path="M 0 0 L 21600 0 21600 21600 0 21600 0 0 Z N"/>
          </draw:custom-shape>
          <draw:custom-shape draw:style-name="gr2" draw:text-style-name="P2" draw:layer="layout" svg:width="4.182cm" svg:height="0.884cm" svg:x="10.638cm" svg:y="4.68cm">
            <text:p text:style-name="P1"><text:span text:style-name="T2">(methods)</text:span></text:p>
            <draw:enhanced-geometry svg:viewBox="0 0 21600 21600" draw:type="rectangle" draw:enhanced-path="M 0 0 L 21600 0 21600 21600 0 21600 0 0 Z N"/>
          </draw:custom-shape>
        </draw:g>
        <draw:g xml:id="id5" draw:id="id5">
          <draw:custom-shape draw:style-name="gr1" draw:text-style-name="P2" draw:layer="layout" svg:width="4.182cm" svg:height="0.883cm" svg:x="1.584cm" svg:y="11.228cm">
            <text:p text:style-name="P1"><text:span text:style-name="T3">Game</text:span><text:span text:style-name="T1">Template</text:span></text:p>
            <draw:enhanced-geometry svg:viewBox="0 0 21600 21600" draw:type="rectangle" draw:enhanced-path="M 0 0 L 21600 0 21600 21600 0 21600 0 0 Z N"/>
          </draw:custom-shape>
          <draw:custom-shape draw:style-name="gr1" draw:text-style-name="P2" draw:layer="layout" svg:width="4.182cm" svg:height="0.883cm" svg:x="1.584cm" svg:y="12.111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1.584cm" svg:y="12.994cm">
            <text:p text:style-name="P1"><text:span text:style-name="T2">(methods)</text:span></text:p>
            <draw:enhanced-geometry svg:viewBox="0 0 21600 21600" draw:type="rectangle" draw:enhanced-path="M 0 0 L 21600 0 21600 21600 0 21600 0 0 Z N"/>
          </draw:custom-shape>
        </draw:g>
        <draw:g xml:id="id6" draw:id="id6">
          <draw:custom-shape draw:style-name="gr1" draw:text-style-name="P2" draw:layer="layout" svg:width="4.182cm" svg:height="0.883cm" svg:x="0.502cm" svg:y="15.314cm">
            <text:p text:style-name="P1"><text:span text:style-name="T1">LineTemplate</text:span></text:p>
            <draw:enhanced-geometry svg:viewBox="0 0 21600 21600" draw:type="rectangle" draw:enhanced-path="M 0 0 L 21600 0 21600 21600 0 21600 0 0 Z N"/>
          </draw:custom-shape>
          <draw:custom-shape draw:style-name="gr1" draw:text-style-name="P2" draw:layer="layout" svg:width="4.182cm" svg:height="0.883cm" svg:x="0.502cm" svg:y="16.197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0.502cm" svg:y="17.08cm">
            <text:p text:style-name="P1"><text:span text:style-name="T2">(methods)</text:span></text:p>
            <draw:enhanced-geometry svg:viewBox="0 0 21600 21600" draw:type="rectangle" draw:enhanced-path="M 0 0 L 21600 0 21600 21600 0 21600 0 0 Z N"/>
          </draw:custom-shape>
        </draw:g>
        <draw:g xml:id="id7" draw:id="id7">
          <draw:custom-shape draw:style-name="gr2" draw:text-style-name="P2" draw:layer="layout" svg:width="4.182cm" svg:height="0.884cm" svg:x="0.493cm" svg:y="19.864cm">
            <text:p text:style-name="P1"><text:span text:style-name="T1">PlaceTemplate</text:span></text:p>
            <draw:enhanced-geometry svg:viewBox="0 0 21600 21600" draw:type="rectangle" draw:enhanced-path="M 0 0 L 21600 0 21600 21600 0 21600 0 0 Z N"/>
          </draw:custom-shape>
          <draw:custom-shape draw:style-name="gr1" draw:text-style-name="P2" draw:layer="layout" svg:width="4.182cm" svg:height="0.883cm" svg:x="0.493cm" svg:y="20.748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0.493cm" svg:y="21.631cm">
            <text:p text:style-name="P1"><text:span text:style-name="T2">(methods)</text:span></text:p>
            <draw:enhanced-geometry svg:viewBox="0 0 21600 21600" draw:type="rectangle" draw:enhanced-path="M 0 0 L 21600 0 21600 21600 0 21600 0 0 Z N"/>
          </draw:custom-shape>
        </draw:g>
        <draw:g xml:id="id9" draw:id="id9">
          <draw:custom-shape draw:style-name="gr1" draw:text-style-name="P2" draw:layer="layout" svg:width="4.182cm" svg:height="0.883cm" svg:x="8.138cm" svg:y="19.82cm">
            <text:p text:style-name="P1"><text:span text:style-name="T1">LineLocation</text:span></text:p>
            <draw:enhanced-geometry svg:viewBox="0 0 21600 21600" draw:type="rectangle" draw:enhanced-path="M 0 0 L 21600 0 21600 21600 0 21600 0 0 Z N"/>
          </draw:custom-shape>
          <draw:custom-shape draw:style-name="gr1" draw:text-style-name="P2" draw:layer="layout" svg:width="4.182cm" svg:height="0.883cm" svg:x="8.138cm" svg:y="20.703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8.138cm" svg:y="21.586cm">
            <text:p text:style-name="P1"><text:span text:style-name="T2">(methods)</text:span></text:p>
            <draw:enhanced-geometry svg:viewBox="0 0 21600 21600" draw:type="rectangle" draw:enhanced-path="M 0 0 L 21600 0 21600 21600 0 21600 0 0 Z N"/>
          </draw:custom-shape>
        </draw:g>
        <draw:g xml:id="id10" draw:id="id10">
          <draw:custom-shape draw:style-name="gr1" draw:text-style-name="P2" draw:layer="layout" svg:width="4.182cm" svg:height="0.883cm" svg:x="8.175cm" svg:y="23.524cm">
            <text:p text:style-name="P1"><text:span text:style-name="T1">Train</text:span></text:p>
            <draw:enhanced-geometry svg:viewBox="0 0 21600 21600" draw:type="rectangle" draw:enhanced-path="M 0 0 L 21600 0 21600 21600 0 21600 0 0 Z N"/>
          </draw:custom-shape>
          <draw:custom-shape draw:style-name="gr2" draw:text-style-name="P2" draw:layer="layout" svg:width="4.182cm" svg:height="0.884cm" svg:x="8.175cm" svg:y="24.407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8.175cm" svg:y="25.291cm">
            <text:p text:style-name="P1"><text:span text:style-name="T2">(methods)</text:span></text:p>
            <draw:enhanced-geometry svg:viewBox="0 0 21600 21600" draw:type="rectangle" draw:enhanced-path="M 0 0 L 21600 0 21600 21600 0 21600 0 0 Z N"/>
          </draw:custom-shape>
        </draw:g>
        <draw:connector draw:style-name="gr3" draw:text-style-name="P3" draw:layer="layout" draw:type="line" svg:x1="4.857cm" svg:y1="4.327cm" svg:x2="10.638cm" svg:y2="4.239cm" draw:start-shape="id1" draw:start-glue-point="1" draw:end-shape="id2" draw:end-glue-point="3" svg:d="M4857 4327l5781-88" svg:viewBox="0 0 5782 89">
          <text:p/>
        </draw:connector>
        <draw:connector draw:style-name="gr3" draw:text-style-name="P3" draw:layer="layout" draw:type="line" svg:x1="12.729cm" svg:y1="5.564cm" svg:x2="5.766cm" svg:y2="8.536cm" draw:start-shape="id2" draw:start-glue-point="2" draw:end-shape="id3" draw:end-glue-point="1" svg:d="M12729 5564l-6963 2972" svg:viewBox="0 0 6964 2973">
          <text:p/>
        </draw:connector>
        <draw:connector draw:style-name="gr3" draw:text-style-name="P3" draw:layer="layout" draw:type="line" svg:x1="12.729cm" svg:y1="5.564cm" svg:x2="12.711cm" svg:y2="11.247cm" draw:start-shape="id2" draw:start-glue-point="2" draw:end-shape="id4" draw:end-glue-point="0" svg:d="M12729 5564l-18 5683" svg:viewBox="0 0 19 5684">
          <text:p/>
        </draw:connector>
        <draw:connector draw:style-name="gr3" draw:text-style-name="P3" draw:layer="layout" draw:type="line" svg:x1="3.675cm" svg:y1="9.861cm" svg:x2="3.675cm" svg:y2="11.228cm" draw:start-shape="id3" draw:start-glue-point="2" draw:end-shape="id5" draw:end-glue-point="0" svg:d="M3675 9861v1367" svg:viewBox="0 0 1 1368">
          <text:p/>
        </draw:connector>
        <draw:connector draw:style-name="gr3" draw:text-style-name="P3" draw:layer="layout" svg:x1="1.584cm" svg:y1="8.536cm" svg:x2="0.502cm" svg:y2="16.638cm" draw:start-shape="id3" draw:start-glue-point="3" draw:end-shape="id6" draw:end-glue-point="3" svg:d="M1584 8536h-1583v8102h501" svg:viewBox="0 0 1584 8103">
          <text:p/>
        </draw:connector>
        <draw:connector draw:style-name="gr3" draw:text-style-name="P3" draw:layer="layout" draw:type="line" svg:x1="2.593cm" svg:y1="17.963cm" svg:x2="2.584cm" svg:y2="19.864cm" draw:start-shape="id6" draw:start-glue-point="2" draw:end-shape="id7" draw:end-glue-point="0" svg:d="M2593 17963l-9 1901" svg:viewBox="0 0 10 1902">
          <text:p/>
        </draw:connector>
        <draw:connector draw:style-name="gr4" draw:text-style-name="P5" draw:layer="layout" draw:type="line" svg:x1="5.766cm" svg:y1="12.552cm" svg:x2="10.62cm" svg:y2="12.572cm" draw:start-shape="id5" draw:start-glue-point="1" draw:end-shape="id4" draw:end-glue-point="3" svg:d="M5766 12552l4854 20" svg:viewBox="0 0 4855 21">
          <text:p text:style-name="P4"><text:span text:style-name="T4">Instantiates</text:span></text:p>
        </draw:connector>
        <draw:connector draw:style-name="gr3" draw:text-style-name="P3" draw:layer="layout" draw:type="line" svg:x1="12.711cm" svg:y1="13.897cm" svg:x2="12.711cm" svg:y2="15.328cm" draw:start-shape="id4" draw:start-glue-point="2" draw:end-shape="id8" draw:end-glue-point="0" svg:d="M12711 13897v1431" svg:viewBox="0 0 1 1432">
          <text:p/>
        </draw:connector>
        <draw:connector draw:style-name="gr3" draw:text-style-name="P3" draw:layer="layout" draw:type="line" svg:x1="12.711cm" svg:y1="17.978cm" svg:x2="10.229cm" svg:y2="19.82cm" draw:start-shape="id8" draw:start-glue-point="2" draw:end-shape="id9" draw:end-glue-point="0" svg:d="M12711 17978l-2482 1842" svg:viewBox="0 0 2483 1843">
          <text:p/>
        </draw:connector>
        <draw:connector draw:style-name="gr3" draw:text-style-name="P3" draw:layer="layout" draw:type="line" svg:x1="10.229cm" svg:y1="22.469cm" svg:x2="10.266cm" svg:y2="23.524cm" draw:start-shape="id9" draw:start-glue-point="2" draw:end-shape="id10" draw:end-glue-point="0" svg:d="M10229 22469l37 1055" svg:viewBox="0 0 38 1056">
          <text:p/>
        </draw:connector>
        <draw:connector draw:style-name="gr5" draw:text-style-name="P3" draw:layer="layout" draw:type="line" svg:x1="4.675cm" svg:y1="21.189cm" svg:x2="8.138cm" svg:y2="21.144cm" draw:start-shape="id7" draw:start-glue-point="1" draw:end-shape="id9" draw:end-glue-point="3" svg:d="M4675 21189l3463-45" svg:viewBox="0 0 3464 46">
          <text:p/>
        </draw:connector>
        <draw:connector draw:style-name="gr5" draw:text-style-name="P3" draw:layer="layout" draw:type="line" svg:x1="12.32cm" svg:y1="21.144cm" svg:x2="13.515cm" svg:y2="21.153cm" draw:start-shape="id9" draw:start-glue-point="1" draw:end-shape="id11" draw:end-glue-point="3" svg:d="M12320 21144l1195 9" svg:viewBox="0 0 1196 10">
          <text:p/>
        </draw:connector>
        <draw:connector draw:style-name="gr5" draw:text-style-name="P3" draw:layer="layout" draw:type="line" svg:x1="4.684cm" svg:y1="16.638cm" svg:x2="10.62cm" svg:y2="16.653cm" draw:start-shape="id6" draw:start-glue-point="1" draw:end-shape="id8" draw:end-glue-point="3" svg:d="M4684 16638l5936 15" svg:viewBox="0 0 5937 16">
          <text:p/>
        </draw:connector>
        <draw:connector draw:style-name="gr3" draw:text-style-name="P3" draw:layer="layout" draw:type="line" svg:x1="12.711cm" svg:y1="17.978cm" svg:x2="15.606cm" svg:y2="19.828cm" draw:start-shape="id8" draw:start-glue-point="2" draw:end-shape="id11" draw:end-glue-point="0" svg:d="M12711 17978l2895 1850" svg:viewBox="0 0 2896 1851">
          <text:p/>
        </draw:connector>
        <draw:connector draw:style-name="gr3" draw:text-style-name="P3" draw:layer="layout" draw:line-skew="1.199cm" svg:x1="14.82cm" svg:y1="4.239cm" svg:x2="14.802cm" svg:y2="16.653cm" draw:start-shape="id2" draw:start-glue-point="1" draw:end-shape="id8" draw:end-glue-point="1" svg:d="M14820 4239h1700v12414h-1718" svg:viewBox="0 0 1719 12415">
          <text:p/>
        </draw:connector>
        <draw:g xml:id="id12" draw:id="id12">
          <draw:custom-shape draw:style-name="gr1" draw:text-style-name="P2" draw:layer="layout" svg:width="4.182cm" svg:height="0.883cm" svg:x="5.475cm" svg:y="0.002cm">
            <text:p text:style-name="P1"><text:span text:style-name="T1">TeamInvitation</text:span></text:p>
            <draw:enhanced-geometry svg:viewBox="0 0 21600 21600" draw:type="rectangle" draw:enhanced-path="M 0 0 L 21600 0 21600 21600 0 21600 0 0 Z N"/>
          </draw:custom-shape>
          <draw:custom-shape draw:style-name="gr2" draw:text-style-name="P2" draw:layer="layout" svg:width="4.182cm" svg:height="0.884cm" svg:x="5.475cm" svg:y="0.885cm">
            <text:p text:style-name="P1"><text:span text:style-name="T2">(data)</text:span></text:p>
            <draw:enhanced-geometry svg:viewBox="0 0 21600 21600" draw:type="rectangle" draw:enhanced-path="M 0 0 L 21600 0 21600 21600 0 21600 0 0 Z N"/>
          </draw:custom-shape>
          <draw:custom-shape draw:style-name="gr1" draw:text-style-name="P2" draw:layer="layout" svg:width="4.182cm" svg:height="0.883cm" svg:x="5.475cm" svg:y="1.769cm">
            <text:p text:style-name="P1"><text:span text:style-name="T2">(methods)</text:span></text:p>
            <draw:enhanced-geometry svg:viewBox="0 0 21600 21600" draw:type="rectangle" draw:enhanced-path="M 0 0 L 21600 0 21600 21600 0 21600 0 0 Z N"/>
          </draw:custom-shape>
        </draw:g>
        <draw:connector draw:style-name="gr3" draw:text-style-name="P3" draw:layer="layout" draw:type="line" svg:x1="9.657cm" svg:y1="1.327cm" svg:x2="12.729cm" svg:y2="2.914cm" draw:start-shape="id12" draw:start-glue-point="1" draw:end-shape="id2" draw:end-glue-point="0" svg:d="M9657 1327l3072 1587" svg:viewBox="0 0 3073 1588">
          <text:p/>
        </draw:connector>
        <draw:connector draw:style-name="gr3" draw:text-style-name="P3" draw:layer="layout" draw:type="line" svg:x1="5.475cm" svg:y1="1.327cm" svg:x2="2.766cm" svg:y2="3.002cm" draw:start-shape="id12" draw:start-glue-point="3" draw:end-shape="id1" draw:end-glue-point="0" svg:d="M5475 1327l-2709 1675" svg:viewBox="0 0 2710 1676">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